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use-window-font-color="true" style:font-name="Times New Roman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9" style:family="paragraph" style:parent-style-name="Standard"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4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8" style:family="paragraph" style:parent-style-name="Standard">
      <style:paragraph-properties style:writing-mode="lr-tb"/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19" style:family="paragraph" style:parent-style-name="Standard">
      <style:paragraph-properties style:writing-mode="lr-tb"/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20" style:family="paragraph" style:parent-style-name="Standard">
      <style:text-properties fo:color="#000000" fo:font-size="10.5pt" text:paragraph-rsid="000bb06c" style:font-size-asian="10.5pt" style:font-size-complex="10.5pt"/>
    </style:style>
    <style:style style:name="P21" style:family="paragraph" style:parent-style-name="Standard">
      <style:text-properties fo:color="#000000" fo:font-size="10.5pt" fo:language="en" fo:country="GB" text:paragraph-rsid="000bb06c" style:font-size-asian="10.5pt" style:font-size-complex="10.5pt"/>
    </style:style>
    <style:style style:name="P22" style:family="paragraph" style:parent-style-name="Standard">
      <style:text-properties fo:font-size="10.5pt" text:paragraph-rsid="000bb06c" style:font-size-asian="10.5pt" style:font-size-complex="10.5pt"/>
    </style:style>
    <style:style style:name="P23" style:family="paragraph" style:parent-style-name="Standard">
      <style:text-properties fo:font-size="10.5pt" text:paragraph-rsid="000f9789" style:font-size-asian="10.5pt" style:font-size-complex="10.5pt"/>
    </style:style>
    <style:style style:name="P24" style:family="paragraph" style:parent-style-name="Standard">
      <style:text-properties fo:font-size="10.5pt" fo:language="en" fo:country="GB" text:paragraph-rsid="000bb06c" style:font-size-asian="10.5pt" style:font-size-complex="10.5pt"/>
    </style:style>
    <style:style style:name="P25" style:family="paragraph" style:parent-style-name="Standard"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26" style:family="paragraph" style:parent-style-name="Standard">
      <style:text-properties fo:color="#800000" fo:font-size="10.5pt" text:paragraph-rsid="000bb06c" style:font-size-asian="10.5pt" style:font-size-complex="10.5pt"/>
    </style:style>
    <style:style style:name="P27" style:family="paragraph" style:parent-style-name="Standard">
      <style:text-properties fo:color="#99284c" fo:font-size="10.5pt" text:paragraph-rsid="000bb06c" style:font-size-asian="10.5pt" style:font-size-complex="10.5pt"/>
    </style:style>
    <style:style style:name="P28" style:family="paragraph" style:parent-style-name="Standard">
      <style:text-properties fo:color="#99284c" fo:font-size="10.5pt" fo:language="en" fo:country="US" text:paragraph-rsid="000bb06c" style:font-size-asian="10.5pt" style:font-size-complex="10.5pt"/>
    </style:style>
    <style:style style:name="P29" style:family="paragraph" style:parent-style-name="Standard">
      <style:text-properties fo:color="#943634" fo:font-size="10.5pt" text:paragraph-rsid="000bb06c" style:font-size-asian="10.5pt" style:font-size-complex="10.5pt"/>
    </style:style>
    <style:style style:name="P30" style:family="paragraph" style:parent-style-name="Standard">
      <style:text-properties fo:color="#943634" fo:font-size="10.5pt" fo:font-weight="bold" text:paragraph-rsid="000e6c7c" style:font-size-asian="10.5pt" style:font-weight-asian="bold" style:font-size-complex="10.5pt" style:font-weight-complex="bold"/>
    </style:style>
    <style:style style:name="P31" style:family="paragraph" style:parent-style-name="Standard">
      <style:text-properties fo:color="#943634" fo:font-size="10.5pt" fo:font-weight="bold" text:paragraph-rsid="00122b8f" style:font-size-asian="10.5pt" style:font-weight-asian="bold" style:font-size-complex="10.5pt" style:font-weight-complex="bold"/>
    </style:style>
    <style:style style:name="P32" style:family="paragraph" style:parent-style-name="Standard">
      <style:text-properties fo:color="#943634" fo:font-size="10.5pt" fo:font-weight="normal" text:paragraph-rsid="000d7320" style:font-size-asian="10.5pt" style:font-weight-asian="normal" style:font-size-complex="10.5pt" style:font-weight-complex="normal"/>
    </style:style>
    <style:style style:name="P33" style:family="paragraph" style:parent-style-name="Standard">
      <style:text-properties fo:color="#943634" style:font-name="Thorndale AMT1" fo:font-size="10.5pt" fo:font-weight="bold" text:paragraph-rsid="000e6c7c" style:font-size-asian="10.5pt" style:font-weight-asian="bold" style:font-size-complex="10.5pt" style:font-weight-complex="bold"/>
    </style:style>
    <style:style style:name="P34" style:family="paragraph" style:parent-style-name="Standard"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35" style:family="paragraph" style:parent-style-name="Standard"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36" style:family="paragraph" style:parent-style-name="Standard">
      <style:text-properties fo:color="#943634" style:font-name="Thorndale AMT1" fo:font-size="10.5pt" fo:font-weight="bold" text:paragraph-rsid="00132683" style:font-size-asian="10.5pt" style:font-weight-asian="bold" style:font-size-complex="10.5pt" style:font-weight-complex="bold"/>
    </style:style>
    <style:style style:name="P37" style:family="paragraph" style:parent-style-name="Standard">
      <style:text-properties fo:color="#943634" style:font-name="Thorndale AMT1" fo:font-size="10.5pt" fo:font-weight="normal" text:paragraph-rsid="000e6c7c" style:font-size-asian="10.5pt" style:font-weight-asian="normal" style:font-size-complex="10.5pt" style:font-weight-complex="normal"/>
    </style:style>
    <style:style style:name="P38" style:family="paragraph" style:parent-style-name="Standard">
      <style:text-properties fo:color="#943634" style:font-name="Thorndale AMT1" fo:font-size="10.5pt" fo:font-weight="normal" text:paragraph-rsid="00132683" style:font-size-asian="10.5pt" style:font-weight-asian="normal" style:font-size-complex="10.5pt" style:font-weight-complex="normal"/>
    </style:style>
    <style:style style:name="P39" style:family="paragraph" style:parent-style-name="Standard"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40" style:family="paragraph" style:parent-style-name="Standard">
      <style:text-properties fo:color="#943634" style:font-name="Thorndale AMT1" fo:font-size="10.5pt" fo:font-weight="normal" text:paragraph-rsid="00132683" style:font-size-asian="10.5pt" style:font-weight-asian="normal" style:font-name-complex="Thorndale AMT1" style:font-size-complex="10.5pt" style:font-weight-complex="normal"/>
    </style:style>
    <style:style style:name="P41" style:family="paragraph" style:parent-style-name="Standard">
      <style:text-properties fo:color="#943634" style:font-name="Thorndale AMT1" fo:font-size="10.5pt" text:paragraph-rsid="000e6c7c" style:font-size-asian="10.5pt" style:font-size-complex="10.5pt"/>
    </style:style>
    <style:style style:name="P42" style:family="paragraph" style:parent-style-name="Standard">
      <style:text-properties fo:color="#000080" fo:font-size="10.5pt" text:paragraph-rsid="000bb06c" style:font-size-asian="10.5pt" style:font-size-complex="10.5pt"/>
    </style:style>
    <style:style style:name="P43" style:family="paragraph" style:parent-style-name="Standard">
      <style:text-properties text:paragraph-rsid="000bb06c"/>
    </style:style>
    <style:style style:name="P44" style:family="paragraph" style:parent-style-name="Standard">
      <style:text-properties text:paragraph-rsid="000cd4b4"/>
    </style:style>
    <style:style style:name="P45" style:family="paragraph" style:parent-style-name="Standard">
      <style:text-properties text:paragraph-rsid="000e6c7c"/>
    </style:style>
    <style:style style:name="P46" style:family="paragraph" style:parent-style-name="Standard">
      <style:text-properties fo:font-weight="bold" text:paragraph-rsid="000e6c7c" style:font-weight-asian="bold" style:font-weight-complex="bold"/>
    </style:style>
    <style:style style:name="P47" style:family="paragraph" style:parent-style-name="Standard">
      <style:text-properties fo:font-weight="bold" text:paragraph-rsid="00122b8f" style:font-weight-asian="bold" style:font-weight-complex="bold"/>
    </style:style>
    <style:style style:name="P48" style:family="paragraph" style:parent-style-name="Standard">
      <style:text-properties text:paragraph-rsid="000f9789"/>
    </style:style>
    <style:style style:name="P49" style:family="paragraph" style:parent-style-name="Standard">
      <style:text-properties text:paragraph-rsid="00122b8f"/>
    </style:style>
    <style:style style:name="P50" style:family="paragraph" style:parent-style-name="Standard">
      <style:text-properties text:paragraph-rsid="00132683"/>
    </style:style>
    <style:style style:name="P51" style:family="paragraph" style:parent-style-name="Standard">
      <style:paragraph-properties fo:break-before="page"/>
      <style:text-properties fo:color="#000000" style:font-name="Times New Roman" fo:font-size="11pt" style:font-size-asian="11pt" style:font-size-complex="11pt"/>
    </style:style>
    <style:style style:name="P5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Times New Roman" fo:font-size="11pt" fo:language="en" fo:country="GB" style:text-underline-style="solid" style:text-underline-width="auto" style:text-underline-color="font-color" text:paragraph-rsid="000bb06c" style:text-underline-mode="continuous" style:text-overline-mode="continuous" style:text-line-through-mode="continuous" style:font-name-asian="Courier" style:font-size-asian="11pt" style:font-name-complex="Courier" style:font-size-complex="11pt"/>
    </style:style>
    <style:style style:name="P5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text:paragraph-rsid="000bb06c" style:font-size-asian="10.5pt" style:font-size-complex="10.5pt"/>
    </style:style>
    <style:style style:name="P5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text:paragraph-rsid="000bb06c" style:font-size-asian="10.5pt" style:font-size-complex="10.5pt"/>
    </style:style>
    <style:style style:name="P55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0cd4b4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0d7320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f9789" style:font-size-asian="10.5pt" style:font-weight-asian="bold" style:font-size-complex="10.5pt" style:font-weight-complex="bold"/>
    </style:style>
    <style:style style:name="P6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0d7320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6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6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32683" style:font-size-asian="10.5pt" style:font-weight-asian="bold" style:font-size-complex="10.5pt" style:font-weight-complex="bold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0f9789" style:font-size-asian="10.5pt" style:font-weight-asian="normal" style:font-size-complex="10.5pt" style:font-weight-complex="normal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size-complex="10.5pt" style:font-weight-complex="normal"/>
    </style:style>
    <style:style style:name="P6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size-complex="10.5pt" style:font-weight-complex="normal"/>
    </style:style>
    <style:style style:name="P67" style:family="paragraph" style:parent-style-name="Standard">
      <style:paragraph-properties fo:margin-left="0.85cm" fo:margin-right="0cm" fo:text-indent="0cm" style:auto-text-indent="false"/>
      <style:text-properties text:paragraph-rsid="000f9789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132683" style:font-size-asian="10.5pt" style:font-weight-asian="bold" style:font-size-complex="10.5pt" style:font-weight-complex="bold"/>
    </style:style>
    <style:style style:name="P70" style:family="paragraph" style:parent-style-name="Standard">
      <style:paragraph-properties fo:margin-left="0cm" fo:margin-right="0cm" fo:text-indent="0cm" style:auto-text-indent="false"/>
      <style:text-properties text:paragraph-rsid="000bb06c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text:rsid="000bb06c" style:font-weight-asian="normal" style:font-weight-complex="normal"/>
    </style:style>
    <style:style style:name="T4" style:family="text">
      <style:text-properties fo:font-weight="normal" text:rsid="000cd4b4" style:font-weight-asian="normal" style:font-weight-complex="normal"/>
    </style:style>
    <style:style style:name="T5" style:family="text">
      <style:text-properties fo:font-weight="normal" text:rsid="000f9789" style:font-weight-asian="normal" style:font-weight-complex="normal"/>
    </style:style>
    <style:style style:name="T6" style:family="text">
      <style:text-properties fo:font-weight="normal" text:rsid="00137c87" style:font-weight-asian="normal" style:font-weight-complex="normal"/>
    </style:style>
    <style:style style:name="T7" style:family="text">
      <style:text-properties fo:font-weight="normal" text:rsid="00122b8f" style:font-weight-asian="normal" style:font-weight-complex="normal"/>
    </style:style>
    <style:style style:name="T8" style:family="text">
      <style:text-properties fo:font-weight="normal" style:font-weight-asian="normal" style:font-name-complex="Thorndale AMT1" style:font-weight-complex="normal"/>
    </style:style>
    <style:style style:name="T9" style:family="text">
      <style:text-properties fo:font-weight="normal" text:rsid="00137c87" style:font-weight-asian="normal" style:font-name-complex="Thorndale AMT1" style:font-weight-complex="normal"/>
    </style:style>
    <style:style style:name="T10" style:family="text">
      <style:text-properties fo:font-weight="normal" text:rsid="000f9789" style:font-weight-asian="normal" style:font-name-complex="Thorndale AMT1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style:text-position="sub 58%" fo:font-size="10pt" style:font-size-asian="10pt" style:font-size-complex="10pt"/>
    </style:style>
    <style:style style:name="T15" style:family="text">
      <style:text-properties fo:color="#000000" style:font-name="Times New Roman" fo:font-size="10pt" fo:language="en" fo:country="US" style:font-size-asian="10pt" style:font-size-complex="10pt"/>
    </style:style>
    <style:style style:name="T16" style:family="text">
      <style:text-properties fo:color="#000000" style:font-name="Times New Roman" fo:font-size="10pt" fo:language="en" fo:country="US" text:rsid="00061aeb" style:font-size-asian="10pt" style:font-size-complex="10pt"/>
    </style:style>
    <style:style style:name="T17" style:family="text">
      <style:text-properties fo:color="#000000" style:font-name="Times New Roman" fo:font-size="10pt" fo:language="en" fo:country="US" text:rsid="00042e6e" style:font-size-asian="10pt" style:font-size-complex="10pt"/>
    </style:style>
    <style:style style:name="T18" style:family="text">
      <style:text-properties fo:color="#000000" style:font-name="Times New Roman" fo:font-size="10pt" fo:language="en" fo:country="US" text:rsid="000550ee" style:font-size-asian="10pt" style:font-size-complex="10pt"/>
    </style:style>
    <style:style style:name="T19" style:family="text">
      <style:text-properties fo:color="#000000" style:font-name="Times New Roman" fo:font-size="10pt" fo:language="en" fo:country="US" text:rsid="000f9789" style:font-size-asian="10pt" style:font-size-complex="10pt"/>
    </style:style>
    <style:style style:name="T20" style:family="text">
      <style:text-properties fo:color="#000000" style:font-name="Times New Roman" fo:font-size="10pt" fo:language="en" fo:country="US" text:rsid="00122b8f" style:font-size-asian="10pt" style:font-size-complex="10pt"/>
    </style:style>
    <style:style style:name="T21" style:family="text">
      <style:text-properties fo:color="#000000" style:font-name="Times New Roman" fo:font-size="10pt" fo:language="en" fo:country="US" text:rsid="00137c87" style:font-size-asian="10pt" style:font-size-complex="10pt"/>
    </style:style>
    <style:style style:name="T22" style:family="text">
      <style:text-properties fo:color="#000000" style:font-name="Times New Roman" fo:font-size="10pt" fo:language="en" fo:country="US" text:rsid="00132683" style:font-size-asian="10pt" style:font-size-complex="10pt"/>
    </style:style>
    <style:style style:name="T23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color="#000000" style:font-name="Times New Roman" fo:font-size="10pt" fo:language="en" fo:country="US" fo:font-weight="normal" text:rsid="000bb06c" style:font-size-asian="10pt" style:font-weight-asian="normal" style:font-size-complex="10pt" style:font-weight-complex="normal"/>
    </style:style>
    <style:style style:name="T25" style:family="text">
      <style:text-properties fo:color="#000000" style:font-name="Times New Roman" fo:font-size="10pt" fo:language="en" fo:country="US" fo:font-weight="normal" text:rsid="00061aeb" style:font-size-asian="10pt" style:font-weight-asian="normal" style:font-size-complex="10pt" style:font-weight-complex="normal"/>
    </style:style>
    <style:style style:name="T26" style:family="text">
      <style:text-properties fo:color="#000000" style:font-name="Times New Roman" fo:font-size="10pt" fo:language="en" fo:country="US" fo:font-weight="normal" text:rsid="000f9789" style:font-size-asian="10pt" style:font-weight-asian="normal" style:font-size-complex="10pt" style:font-weight-complex="normal"/>
    </style:style>
    <style:style style:name="T27" style:family="text">
      <style:text-properties fo:color="#000000" style:font-name="Times New Roman" fo:font-size="10pt" fo:language="en" fo:country="US" fo:font-weight="normal" text:rsid="00122b8f" style:font-size-asian="10pt" style:font-weight-asian="normal" style:font-size-complex="10pt" style:font-weight-complex="normal"/>
    </style:style>
    <style:style style:name="T28" style:family="text">
      <style:text-properties fo:color="#000000" style:font-name="Times New Roman" fo:font-size="10pt" fo:language="en" fo:country="US" fo:font-weight="normal" text:rsid="000f9789" style:font-size-asian="10pt" style:font-weight-asian="normal" style:font-name-complex="Thorndale AMT1" style:font-size-complex="10pt" style:font-weight-complex="normal"/>
    </style:style>
    <style:style style:name="T29" style:family="text">
      <style:text-properties fo:color="#000000" style:font-name="Times New Roman" fo:font-size="10pt" fo:language="en" fo:country="US" fo:font-weight="normal" text:rsid="00042e6e" style:font-size-asian="10pt" style:font-weight-asian="normal" style:font-name-complex="Thorndale AMT1" style:font-size-complex="10pt" style:font-weight-complex="normal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weight="normal" style:font-weight-asian="normal" style:font-weight-complex="normal"/>
    </style:style>
    <style:style style:name="T32" style:family="text">
      <style:text-properties style:text-position="sub 58%" fo:font-size="10pt" style:font-size-asian="10pt" style:font-size-complex="10pt"/>
    </style:style>
    <style:style style:name="T33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fo:color="#99284c" fo:font-size="10.5pt" style:font-size-asian="10.5pt" style:font-size-complex="10.5pt"/>
    </style:style>
    <style:style style:name="T38" style:family="text">
      <style:text-properties fo:color="#99284c" fo:font-size="10.5pt" fo:language="en" fo:country="US" style:font-size-asian="10.5pt" style:font-size-complex="10.5pt"/>
    </style:style>
    <style:style style:name="T39" style:family="text">
      <style:text-properties fo:color="#99284c" style:font-name="DejaVu Sans" fo:font-size="10.5pt" style:font-size-asian="10.5pt" style:font-size-complex="10.5pt"/>
    </style:style>
    <style:style style:name="T40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color="#943634"/>
    </style:style>
    <style:style style:name="T42" style:family="text">
      <style:text-properties fo:color="#943634" fo:font-size="10.5pt" style:font-size-asian="10.5pt" style:font-size-complex="10.5pt"/>
    </style:style>
    <style:style style:name="T43" style:family="text">
      <style:text-properties fo:color="#943634" fo:font-size="10.5pt" style:text-underline-style="none" style:font-size-asian="10.5pt" style:font-size-complex="10.5pt"/>
    </style:style>
    <style:style style:name="T44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45" style:family="text">
      <style:text-properties fo:color="#943634" style:font-name="DejaVu Sans" fo:font-size="10.5pt" style:font-size-asian="10.5pt" style:font-size-complex="10.5pt"/>
    </style:style>
    <style:style style:name="T46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47" style:family="text">
      <style:text-properties fo:color="#943634" fo:font-weight="normal" text:rsid="000bb06c" style:font-weight-asian="normal" style:font-weight-complex="normal"/>
    </style:style>
    <style:style style:name="T48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943634" style:font-name="Thorndale AMT1" fo:font-size="10.5pt" fo:font-weight="bold" text:rsid="00122b8f" style:font-size-asian="10.5pt" style:font-weight-asian="bold" style:font-size-complex="10.5pt" style:font-weight-complex="bold"/>
    </style:style>
    <style:style style:name="T50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51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52" style:family="text">
      <style:text-properties fo:color="#943634" style:font-name="Thorndale AMT1" fo:font-size="10.5pt" fo:font-weight="normal" text:rsid="00122b8f" style:font-size-asian="10.5pt" style:font-weight-asian="normal" style:font-size-complex="10.5pt" style:font-weight-complex="normal"/>
    </style:style>
    <style:style style:name="T53" style:family="text">
      <style:text-properties fo:color="#943634" style:font-name="Thorndale AMT1" fo:font-size="10.5pt" style:font-size-asian="10.5pt" style:font-size-complex="10.5pt"/>
    </style:style>
    <style:style style:name="T54" style:family="text">
      <style:text-properties fo:color="#943634" style:font-name="Thorndale AMT1" fo:font-size="10.5pt" text:rsid="00122b8f" style:font-size-asian="10.5pt" style:font-size-complex="10.5pt"/>
    </style:style>
    <style:style style:name="T55" style:family="text">
      <style:text-properties text:rsid="000bb06c"/>
    </style:style>
    <style:style style:name="T56" style:family="text">
      <style:text-properties fo:font-size="10.5pt"/>
    </style:style>
    <style:style style:name="T57" style:family="text">
      <style:text-properties text:rsid="000cd4b4"/>
    </style:style>
    <style:style style:name="T58" style:family="text">
      <style:text-properties style:font-name="DejaVu Sans" fo:font-weight="normal" text:rsid="000bb06c" style:font-name-asian="DejaVu Sans" style:font-weight-asian="normal" style:font-name-complex="DejaVu Sans" style:font-weight-complex="normal"/>
    </style:style>
    <style:style style:name="T59" style:family="text">
      <style:text-properties style:font-weight-asian="normal"/>
    </style:style>
    <style:style style:name="T60" style:family="text">
      <style:text-properties style:font-weight-complex="normal"/>
    </style:style>
    <style:style style:name="T61" style:family="text">
      <style:text-properties style:font-size-asian="10.5pt"/>
    </style:style>
    <style:style style:name="T62" style:family="text">
      <style:text-properties style:font-size-complex="10.5pt"/>
    </style:style>
    <style:style style:name="T63" style:family="text">
      <style:text-properties style:font-name="Thorndale AMT1"/>
    </style:style>
    <style:style style:name="T64" style:family="text">
      <style:text-properties style:font-name="Thorndale AMT1" fo:font-weight="normal" style:font-weight-asian="normal" style:font-name-complex="Thorndale AMT1" style:font-weight-complex="normal"/>
    </style:style>
    <style:style style:name="T65" style:family="text">
      <style:text-properties style:font-name="Thorndale AMT1" fo:font-weight="normal" text:rsid="00137c87" style:font-weight-asian="normal" style:font-name-complex="Thorndale AMT1" style:font-weight-complex="normal"/>
    </style:style>
    <style:style style:name="T66" style:family="text">
      <style:text-properties text:rsid="000f9789"/>
    </style:style>
    <style:style style:name="T67" style:family="text">
      <style:text-properties style:font-name-complex="Thorndale AMT1"/>
    </style:style>
    <style:style style:name="T68" style:family="text">
      <style:text-properties text:rsid="000f9789" style:font-name-complex="Thorndale AMT1"/>
    </style:style>
    <style:style style:name="T69" style:family="text">
      <style:text-properties text:rsid="00137c87" style:font-name-complex="Thorndale AMT1"/>
    </style:style>
    <style:style style:name="T70" style:family="text">
      <style:text-properties text:rsid="00137c87"/>
    </style:style>
    <style:style style:name="T71" style:family="text">
      <style:text-properties text:rsid="00122b8f"/>
    </style:style>
    <style:style style:name="T72" style:family="text">
      <style:text-properties style:font-weight-asian="bold"/>
    </style:style>
    <style:style style:name="T73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8. Esquema de traducción orientado a las gramáticas de atributos </text:p>
      <text:p text:style-name="P2"/>
      <text:p text:style-name="P5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25">Programa → </text:p>
      <text:p text:style-name="P55"><text:span text:style-name="T55">{</text:span></text:p>
      <text:p text:style-name="P57"><text:span text:style-name="T57"><text:tab/>Declaraciones.etqh <text:s text:c="5"/>= longInicio + 1</text:span></text:p>
      <text:p text:style-name="P57"><text:span text:style-name="T57"><text:s text:c="4"/><text:tab/>Declaraciones.dirh <text:s text:c="5"/>= 0</text:span></text:p>
      <text:p text:style-name="P57"><text:span text:style-name="T57"><text:s text:c="4"/><text:tab/>Declaraciones.nh <text:s text:c="7"/>= 0</text:span></text:p>
      <text:p text:style-name="P32"><text:tab/><text:tab/>Declaraciones.tsh = creaTS()</text:p>
      <text:p text:style-name="P60"><text:span text:style-name="T55"><text:tab/></text:span></text:p>
      <text:p text:style-name="P55"><text:span text:style-name="T55">}</text:span></text:p>
      <text:p text:style-name="P55">Declaraciones </text:p>
      <text:p text:style-name="P55"><text:span text:style-name="T55">{</text:span></text:p>
      <text:p text:style-name="P55"><text:span text:style-name="T55"/></text:p>
      <text:p text:style-name="P55"><text:span text:style-name="T55">}</text:span></text:p>
      <text:p text:style-name="P55">&amp; </text:p>
      <text:p text:style-name="P55"><text:span text:style-name="T55">{</text:span></text:p>
      <text:p text:style-name="P57"><text:span text:style-name="T57"><text:s text:c="4"/><text:tab/>Instrucciones.etqh <text:s text:c="7"/>= Declaraciones.etq</text:span></text:p>
      <text:p text:style-name="P58"><text:span text:style-name="T57"><text:tab/></text:span><text:span text:style-name="Fuente_20_de_20_párrafo_20_predeter."><text:span text:style-name="T57">Instrucciones.tsh = Declaraciones.ts</text:span></text:span></text:p>
      <text:p text:style-name="P55"><text:span text:style-name="T55">}</text:span></text:p>
      <text:p text:style-name="P55">Instrucciones</text:p>
      <text:p text:style-name="P55"><text:span text:style-name="T55">{</text:span></text:p>
      <text:p text:style-name="P56"><text:span text:style-name="T55"><text:tab/></text:span><text:span text:style-name="T47">Programa.ts = Declaraciones.ts</text:span></text:p>
      <text:p text:style-name="P56"><text:span text:style-name="T55"><text:tab/></text:span><text:span text:style-name="Fuente_20_de_20_párrafo_20_predeter."><text:span text:style-name="T3">Programa.error = Declaraciones.error v Instrucciones.error <text:s/>v Declaraciones.pend = </text:span></text:span><text:span text:style-name="Fuente_20_de_20_párrafo_20_predeter."><text:span text:style-name="T58">ⵁ</text:span></text:span></text:p>
      <text:p text:style-name="P68"><text:span text:style-name="T3"><text:tab/><text:tab/></text:span><text:span text:style-name="T4">Programa.cod <text:s/>= </text:span></text:p>
      <text:p text:style-name="P57"><text:span text:style-name="T57"><text:s text:c="6"/><text:tab/><text:tab/>inicio(Declaraciones.n,Declaraciones.dir) ||</text:span></text:p>
      <text:p text:style-name="P57"><text:span text:style-name="T57"><text:s text:c="6"/><text:tab/><text:tab/>ir-a(Declaraciones.etq) <text:s text:c="9"/>||</text:span></text:p>
      <text:p text:style-name="P57"><text:span text:style-name="T57"><text:s text:c="6"/><text:tab/><text:tab/>Declaraciones.cod <text:s text:c="15"/>||</text:span></text:p>
      <text:p text:style-name="P57"><text:span text:style-name="T57"><text:s text:c="7"/><text:tab/><text:tab/>Instrucciones.cod <text:s text:c="17"/>||</text:span></text:p>
      <text:p text:style-name="P57"><text:span text:style-name="T57"><text:s text:c="8"/><text:tab/><text:tab/>stop;</text:span></text:p>
      <text:p text:style-name="P55"><text:span text:style-name="T55">}</text:span></text:p>
      <text:p text:style-name="P44"><text:span text:style-name="Fuente_20_de_20_párrafo_20_predeter."><text:span text:style-name="T44"/></text:span></text:p>
      <text:p text:style-name="P50"><text:span text:style-name="Fuente_20_de_20_párrafo_20_predeter."><text:span text:style-name="T44"/></text:span></text:p>
      <text:p text:style-name="P34">Declaraciones → </text:p>
      <text:p text:style-name="P61"><text:span text:style-name="T66">{</text:span></text:p>
      <text:p text:style-name="P61"><text:span text:style-name="T5"><text:tab/>Declaracion.nh = Declaraciones.nh</text:span></text:p>
      <text:p text:style-name="P63"><text:span text:style-name="T5"><text:tab/></text:span><text:span text:style-name="Fuente_20_de_20_párrafo_20_predeter."><text:span text:style-name="T26">Declaracion.etqh = Declaraciones.etqh</text:span></text:span></text:p>
      <text:p text:style-name="P50"><text:span text:style-name="Fuente_20_de_20_párrafo_20_predeter."><text:span text:style-name="T15"><text:tab/><text:tab/>Declaracion.dirh = Declaraciones.dir<text:tab/></text:span></text:span></text:p>
      <text:p text:style-name="P61"><text:span text:style-name="T66">}</text:span></text:p>
      <text:p text:style-name="P61">Declaracion</text:p>
      <text:p text:style-name="P67">{</text:p>
      <text:p text:style-name="P50"><text:span text:style-name="Fuente_20_de_20_párrafo_20_predeter."><text:span text:style-name="T15"><text:tab/><text:tab/></text:span></text:span><text:span text:style-name="Fuente_20_de_20_párrafo_20_predeter."><text:span text:style-name="T17">DeclaracionesRec.codh = Declaracion.cod</text:span></text:span></text:p>
      <text:p text:style-name="P50"><text:span text:style-name="Fuente_20_de_20_párrafo_20_predeter."><text:span text:style-name="T15"><text:tab/><text:tab/>DeclaracionesRec.dirh = </text:span></text:span><text:span text:style-name="Fuente_20_de_20_párrafo_20_predeter."><text:span text:style-name="T16">Declaraciones.dirh + </text:span></text:span><text:span text:style-name="Fuente_20_de_20_párrafo_20_predeter."><text:span text:style-name="T15">D</text:span></text:span><text:span text:style-name="Fuente_20_de_20_párrafo_20_predeter."><text:span text:style-name="T16">eclaracion.tam</text:span></text:span></text:p>
      <text:p text:style-name="P66"><text:span text:style-name="Fuente_20_de_20_párrafo_20_predeter."><text:span text:style-name="T19"><text:tab/>DeclaracionesRec.etqh = Declaracion.etq</text:span></text:span></text:p>
      <text:p text:style-name="P66"><text:span text:style-name="T66"><text:tab/>DeclaracionesRec.nh = Declaraciones.nh</text:span></text:p>
      <text:p text:style-name="P65"><text:span text:style-name="T66"><text:tab/>DeclaracionesRec.tsh <text:s/>= inserta(Declaraciones.tsh,Declaracion.id, Declaracion.props)</text:span></text:p>
      <text:p text:style-name="P65"><text:span text:style-name="T66"><text:tab/></text:span><text:span text:style-name="T70">DeclaracionesRec.errorh = Declaracion.error <text:s/>v <text:s/></text:span><text:span text:style-name="T69">(existeID(Declaraciones.tsh,Declaracion.id) <text:s/>٨ <text:tab/><text:tab/><text:tab/><text:tab/><text:tab/><text:tab/><text:tab/><text:tab/><text:tab/>Declaraciones.tsh[Declaracion.id].nivel = Declaraciones.nh)</text:span></text:p>
      <text:p text:style-name="P31"><text:span text:style-name="T65"><text:tab/><text:tab/>DeclaracionesRec.pendh = Declaracion.pend – <text:s/></text:span></text:p>
      <text:p text:style-name="P62"><text:span text:style-name="T9"><text:tab/><text:tab/><text:tab/><text:tab/><text:tab/><text:tab/><text:tab/>( si (Declaracion.props.clase = tipo) {Declaracion.id} sino {}</text:span></text:p>
      <text:p text:style-name="P61"><text:span text:style-name="T66">}</text:span></text:p>
      <text:p text:style-name="P61">DeclaracionesRec</text:p>
      <text:p text:style-name="P61"><text:span text:style-name="T66">{</text:span></text:p>
      <text:p text:style-name="P64"><text:span text:style-name="T66"><text:tab/>Declaraciones.ts = DeclaracionesRec.ts</text:span></text:p>
      <text:p text:style-name="P65"><text:span text:style-name="T68"><text:tab/></text:span><text:span text:style-name="T68">Declaraciones.error = DeclaracionesRec.error </text:span></text:p>
      <text:p text:style-name="P62"><text:span text:style-name="T10"><text:tab/>Declaraciones.pend = DeclaracionesRec.pend</text:span></text:p>
      <text:p text:style-name="P63"><text:soft-page-break/><text:span text:style-name="Fuente_20_de_20_párrafo_20_predeter."><text:span text:style-name="T28"><text:tab/>Declaraciones.n = </text:span></text:span><text:span text:style-name="Fuente_20_de_20_párrafo_20_predeter."><text:span text:style-name="T29">DeclaracionesRec.n</text:span></text:span></text:p>
      <text:p text:style-name="P50"><text:span text:style-name="Fuente_20_de_20_párrafo_20_predeter."><text:span text:style-name="T15"><text:tab/><text:tab/>Declaraciones.dir = DeclaracionesRec.dir<text:tab/></text:span></text:span></text:p>
      <text:p text:style-name="P50"><text:span text:style-name="Fuente_20_de_20_párrafo_20_predeter."><text:span text:style-name="T15"><text:tab/><text:tab/>Declaraciones.etq = DeclaracionesRec.etq</text:span></text:span></text:p>
      <text:p text:style-name="P50"><text:span text:style-name="Fuente_20_de_20_párrafo_20_predeter."><text:span text:style-name="T15"><text:tab/><text:tab/>Declaraciones.ts = DeclaracionesRec.ts</text:span></text:span></text:p>
      <text:p text:style-name="P63"><text:span text:style-name="Fuente_20_de_20_párrafo_20_predeter."><text:span text:style-name="T28"><text:tab/>Declaraciones.cod = DeclaracionesRec.cod</text:span></text:span></text:p>
      <text:p text:style-name="P59">}<text:bookmark-start text:name="__DdeLink__10602_375864274"/><text:tab/></text:p>
      <text:p text:style-name="P35"><text:span text:style-name="T8"/></text:p>
      <text:p text:style-name="P37"/>
      <text:p text:style-name="P37"><text:tab/><text:bookmark-end text:name="__DdeLink__10602_375864274"/></text:p>
      <text:p text:style-name="P33"/>
      <text:p text:style-name="P35">DeclaracionesRec → </text:p>
      <text:p text:style-name="P35"><text:span text:style-name="T71">{</text:span></text:p>
      <text:p text:style-name="P35"><text:span text:style-name="T71"/></text:p>
      <text:p text:style-name="P35"><text:span text:style-name="T71">}</text:span></text:p>
      <text:p text:style-name="P35">';'</text:p>
      <text:p text:style-name="P35"><text:span text:style-name="T71">{</text:span></text:p>
      <text:p text:style-name="P49"><text:span text:style-name="T52"><text:tab/>Declaracion.nh = DeclaracionesRec0.nh</text:span></text:p>
      <text:p text:style-name="P50"><text:span text:style-name="Fuente_20_de_20_párrafo_20_predeter."><text:span text:style-name="T15"><text:tab/>Declaracion.etqh = DeclaracionesRec0.etqh</text:span></text:span></text:p>
      <text:p text:style-name="P38"><text:span text:style-name="Fuente_20_de_20_párrafo_20_predeter."><text:span text:style-name="T20"><text:tab/></text:span></text:span><text:span text:style-name="Fuente_20_de_20_párrafo_20_predeter."><text:span text:style-name="T18">Declaracion.dir = DeclaracionesRec0.dirh</text:span></text:span></text:p>
      <text:p text:style-name="P35"><text:span text:style-name="T71">}</text:span></text:p>
      <text:p text:style-name="P35">Declaracion</text:p>
      <text:p text:style-name="P35"><text:span text:style-name="T71">{</text:span></text:p>
      <text:p text:style-name="P35"><text:span text:style-name="T7"><text:tab/>DeclaracionesRec1.tsh = inserta(DeclaracionesRec0.tsh, Declaracion.id, Declaracion.props)</text:span></text:p>
      <text:p text:style-name="P50"><text:span text:style-name="Fuente_20_de_20_párrafo_20_predeter."><text:span text:style-name="T15"><text:tab/>DeclaracionesRec1.etqh = Declaracion.etq</text:span></text:span></text:p>
      <text:p text:style-name="P50"><text:span text:style-name="Fuente_20_de_20_párrafo_20_predeter."><text:span text:style-name="T15"><text:tab/></text:span></text:span><text:span text:style-name="Fuente_20_de_20_párrafo_20_predeter."><text:span text:style-name="T16">DeclaracionesRec1.nh = max (DeclaracionesRec0.nh, Declaracion.n)</text:span></text:span></text:p>
      <text:p text:style-name="P50"><text:span text:style-name="Fuente_20_de_20_párrafo_20_predeter."><text:span text:style-name="T15"><text:tab/>DeclaracionesRec1.dirh = Declaracion.dir </text:span></text:span><text:span text:style-name="Fuente_20_de_20_párrafo_20_predeter."><text:span text:style-name="T18">+ Declaracion.tam</text:span></text:span></text:p>
      <text:p text:style-name="P50"><text:span text:style-name="Fuente_20_de_20_párrafo_20_predeter."><text:span text:style-name="T15"><text:tab/>DeclaracionesRec1.tsh = inserta(DeclaracionesRec0.tsh, Declaracion.id, Declaracion.props)<text:tab/></text:span></text:span></text:p>
      <text:p text:style-name="P36"><text:span text:style-name="Fuente_20_de_20_párrafo_20_predeter."><text:span text:style-name="T27"><text:tab/></text:span></text:span><text:span text:style-name="Fuente_20_de_20_párrafo_20_predeter."><text:span text:style-name="T25">DeclaracionesRec1.codh = DeclaracionesRec0.codh || Declaracion.cod</text:span></text:span></text:p>
      <text:p text:style-name="P35"><text:span text:style-name="T7"/></text:p>
      <text:p text:style-name="P35"><text:span text:style-name="T7"><text:tab/>DeclaracionesRec</text:span><text:span text:style-name="T6">1</text:span><text:span text:style-name="T7">.error</text:span><text:span text:style-name="T6">h</text:span><text:span text:style-name="T7"> = </text:span><text:span text:style-name="T6">DeclaracionesRec0.errorh v </text:span><text:span text:style-name="T7">Declaracion.error v </text:span></text:p>
      <text:p text:style-name="P31"><text:span text:style-name="T2"><text:tab/><text:tab/><text:tab/><text:tab/><text:tab/><text:tab/><text:tab/>(existeID(DeclaracionesRec0.tsh,Declaracion.id) <text:s/></text:span><text:span text:style-name="T64">٨</text:span></text:p>
      <text:p text:style-name="P39"><text:tab/><text:tab/><text:tab/><text:tab/><text:tab/><text:tab/><text:tab/>DeclaracionesRec0.tsh[Declaracion.id].nivel = DeclaracionesRec0.nh)</text:p>
      <text:p text:style-name="P39"><text:tab/>DeclaracionesRec<text:span text:style-name="T70">1</text:span>.pend<text:span text:style-name="T70">h</text:span> = <text:span text:style-name="T70">DeclaracionesRec0.pendh U </text:span>Declaracion.pend – </text:p>
      <text:p text:style-name="P39"><text:tab/><text:tab/><text:tab/><text:tab/><text:tab/>( si (Declaracion.props.clase = tipo) {Declaracion.id} sino {}</text:p>
      <text:p text:style-name="P35"><text:span text:style-name="T7"/></text:p>
      <text:p text:style-name="P35"><text:span text:style-name="T71">}</text:span></text:p>
      <text:p text:style-name="P35">DeclaracionesRec</text:p>
      <text:p text:style-name="P35"><text:span text:style-name="T71">{</text:span></text:p>
      <text:p text:style-name="P35"><text:span text:style-name="T71"><text:tab/></text:span><text:span text:style-name="T7">DeclaracionesRec0.ts = DeclaracionesRec1.ts</text:span></text:p>
      <text:p text:style-name="P39"><text:tab/><text:span text:style-name="T70">DeclaracionesRec0.error = DeclaracionesRec1.error</text:span></text:p>
      <text:p text:style-name="P49"><text:tab/>DeclaracionesRec0.pend = DeclaracionesRec1.pend</text:p>
      <text:p text:style-name="P50"><text:span text:style-name="Fuente_20_de_20_párrafo_20_predeter."><text:span text:style-name="T15"><text:tab/>DeclaracionesRec0.n = </text:span></text:span><text:span text:style-name="Fuente_20_de_20_párrafo_20_predeter."><text:span text:style-name="T16">DeclaracionesRec</text:span></text:span><text:span text:style-name="Fuente_20_de_20_párrafo_20_predeter."><text:span text:style-name="T22">1</text:span></text:span><text:span text:style-name="Fuente_20_de_20_párrafo_20_predeter."><text:span text:style-name="T16">.n</text:span></text:span></text:p>
      <text:p text:style-name="P50"><text:span text:style-name="Fuente_20_de_20_párrafo_20_predeter."><text:span text:style-name="T15"><text:tab/>DeclaracionesRec0.etq = DeclaracionesRec1.etq</text:span></text:span></text:p>
      <text:p text:style-name="P50"><text:span text:style-name="Fuente_20_de_20_párrafo_20_predeter."><text:span text:style-name="T15"><text:tab/>DeclaracionesRec0.dir = DeclaracionesRec1.di</text:span></text:span><text:span text:style-name="Fuente_20_de_20_párrafo_20_predeter."><text:span text:style-name="T16">r</text:span></text:span></text:p>
      <text:p text:style-name="P40"><text:span text:style-name="Fuente_20_de_20_párrafo_20_predeter."><text:span text:style-name="T21"><text:tab/>DeclaracionesRec0.cod = DeclaracionesRec1.cod</text:span></text:span></text:p>
      <text:p text:style-name="P35"><text:span text:style-name="T71">}</text:span></text:p>
      <text:p text:style-name="P41"><text:span text:style-name="T35"><text:tab/></text:span></text:p>
      <text:p text:style-name="P45"><text:span text:style-name="T50"><text:tab/></text:span></text:p>
      <text:p text:style-name="P45"><text:span text:style-name="Fuente_20_de_20_párrafo_20_predeter."><text:span text:style-name="T40">DeclaracionesRec → </text:span></text:span><text:bookmark-start text:name="__DdeLink__7005_1948327631"/><text:span text:style-name="Fuente_20_de_20_párrafo_20_predeter."><text:span text:style-name="T48">λ</text:span></text:span><text:bookmark-end text:name="__DdeLink__7005_1948327631"/></text:p>
      <text:p text:style-name="P49"><text:span text:style-name="Fuente_20_de_20_párrafo_20_predeter."><text:span text:style-name="T49">{</text:span></text:span></text:p>
      <text:p text:style-name="P49"><text:span text:style-name="Fuente_20_de_20_párrafo_20_predeter."><text:span text:style-name="T49"><text:tab/></text:span></text:span><text:span text:style-name="Fuente_20_de_20_párrafo_20_predeter."><text:span text:style-name="T50">DeclaracionesRec.ts = DeclaracionesRec.tsh</text:span></text:span></text:p>
      <text:p text:style-name="P47"><text:span text:style-name="Fuente_20_de_20_párrafo_20_predeter."><text:span text:style-name="T53"><text:tab/></text:span></text:span><text:span text:style-name="Fuente_20_de_20_párrafo_20_predeter."><text:span text:style-name="T50">DeclaracionesRec.error = </text:span></text:span><text:span text:style-name="Fuente_20_de_20_párrafo_20_predeter."><text:span text:style-name="T51">DeclaracionesRec.errorh</text:span></text:span></text:p>
      <text:p text:style-name="P47"><text:span text:style-name="Fuente_20_de_20_párrafo_20_predeter."><text:span text:style-name="T50"><text:tab/>DeclaracionesRec.pend = </text:span></text:span><text:span text:style-name="Fuente_20_de_20_párrafo_20_predeter."><text:span text:style-name="T51">DeclaracionesRec.pendh</text:span></text:span></text:p>
      <text:p text:style-name="P50"><text:span text:style-name="Fuente_20_de_20_párrafo_20_predeter."><text:span text:style-name="T15"><text:tab/>DeclaracionesRec.n = DeclaracionesRec.nh</text:span></text:span></text:p>
      <text:p text:style-name="P50"><text:span text:style-name="Fuente_20_de_20_párrafo_20_predeter."><text:span text:style-name="T15"><text:tab/>DeclaracionesRec.etq = DeclaracionesRec.etqh</text:span></text:span></text:p>
      <text:p text:style-name="P50"><text:span text:style-name="Fuente_20_de_20_párrafo_20_predeter."><text:span text:style-name="T15"><text:tab/>DeclaracionesRec.dir = DeclaracionesRec.dirh</text:span></text:span></text:p>
      <text:p text:style-name="P69"><text:span text:style-name="Fuente_20_de_20_párrafo_20_predeter."><text:span text:style-name="T24"><text:tab/>DeclaracionesRec.cod = </text:span></text:span><text:span text:style-name="Fuente_20_de_20_párrafo_20_predeter."><text:span text:style-name="T25">DeclaracionesRec.codh</text:span></text:span></text:p>
      <text:p text:style-name="P47"><text:span text:style-name="Fuente_20_de_20_párrafo_20_predeter."><text:span text:style-name="T54">}</text:span></text:span></text:p>
      <text:p text:style-name="P46"><text:span text:style-name="Fuente_20_de_20_párrafo_20_predeter."><text:span text:style-name="T51"/></text:span></text:p>
      <text:p text:style-name="P70"><text:span text:style-name="Fuente_20_de_20_párrafo_20_predeter."><text:span text:style-name="T15"/></text:span></text:p>
      <text:p text:style-name="P23"/>
      <text:p text:style-name="P27"><text:soft-page-break/>Declaracion → DeclaracionTipo</text:p>
      <text:p text:style-name="P27">Declaracion → DeclaracionVariable</text:p>
      <text:p text:style-name="P43"><text:span text:style-name="Fuente_20_de_20_párrafo_20_predeter."><text:span text:style-name="T37">Declaracion → DeclaracionProcedimiento</text:span></text:span></text:p>
      <text:p text:style-name="P27"/>
      <text:p text:style-name="P27">DeclaracionTipo → tipo id = Tipo</text:p>
      <text:p text:style-name="P27">DeclaraciónVariable → id : Tipo</text:p>
      <text:p text:style-name="P43"><text:span text:style-name="Fuente_20_de_20_párrafo_20_predeter."><text:span text:style-name="T37">DeclaracionProcedimiento → procedure id FParametros Bloque</text:span></text:span></text:p>
      <text:p text:style-name="P27"/>
      <text:p text:style-name="P43"><text:span text:style-name="Fuente_20_de_20_párrafo_20_predeter."><text:span text:style-name="T37">Bloque → Declaraciones &amp; Instrucciones</text:span></text:span></text:p>
      <text:p text:style-name="P43"><text:span text:style-name="Fuente_20_de_20_párrafo_20_predeter."><text:span text:style-name="T37">Bloque → Instrucciones</text:span></text:span></text:p>
      <text:p text:style-name="P43"><text:span text:style-name="Fuente_20_de_20_párrafo_20_predeter."><text:span text:style-name="T37">FParametros → (LFParametros)</text:span></text:span></text:p>
      <text:p text:style-name="P43"><text:span text:style-name="Fuente_20_de_20_párrafo_20_predeter."><text:span text:style-name="T37">FParametros → </text:span></text:span><text:span text:style-name="Fuente_20_de_20_párrafo_20_predeter."><text:span text:style-name="T39">λ</text:span></text:span></text:p>
      <text:p text:style-name="P43"><text:span text:style-name="Fuente_20_de_20_párrafo_20_predeter."><text:span text:style-name="T37">LFParametros → LFParametros , FParametro</text:span></text:span></text:p>
      <text:p text:style-name="P43"><text:span text:style-name="Fuente_20_de_20_párrafo_20_predeter."><text:span text:style-name="T37">LFParametros → FParametro</text:span></text:span></text:p>
      <text:p text:style-name="P43"><text:span text:style-name="Fuente_20_de_20_párrafo_20_predeter."><text:span text:style-name="T37">FParametro → var Tipo id</text:span></text:span></text:p>
      <text:p text:style-name="P43"><text:span text:style-name="Fuente_20_de_20_párrafo_20_predeter."><text:span text:style-name="T37">FParametro → Tipo id</text:span></text:span></text:p>
      <text:p text:style-name="P53"/>
      <text:p text:style-name="P20">Tipo → Boolean</text:p>
      <text:p text:style-name="P22">Tipo → character</text:p>
      <text:p text:style-name="P22">Tipo → Float</text:p>
      <text:p text:style-name="P22">Tipo → Natural</text:p>
      <text:p text:style-name="P29">Tipo → id</text:p>
      <text:p text:style-name="P27">Tipo → array [Expresion] of Tipo</text:p>
      <text:p text:style-name="P27">Tipo → record { Campos }</text:p>
      <text:p text:style-name="P27">Tipo → pointer Tipo</text:p>
      <text:p text:style-name="P42"/>
      <text:p text:style-name="P42"/>
      <text:p text:style-name="P27">Campos → Campos ';' Campo</text:p>
      <text:p text:style-name="P27">Campos → Campo</text:p>
      <text:p text:style-name="P27">Campo → id : Tipo</text:p>
      <text:p text:style-name="P54"/>
      <text:p text:style-name="P29">Instrucciones → Instrucciones ; Instrucción</text:p>
      <text:p text:style-name="P22">Instrucciones → Instrucción</text:p>
      <text:p text:style-name="P43"><text:span text:style-name="Fuente_20_de_20_párrafo_20_predeter."><text:span text:style-name="T42">Instrucción → InsProcedimiento</text:span></text:span></text:p>
      <text:p text:style-name="P22">Instrucción → InsLectura</text:p>
      <text:p text:style-name="P22">Instrucción → InsEscritura</text:p>
      <text:p text:style-name="P22">Instrucción → InsAsignación</text:p>
      <text:p text:style-name="P27">Instrucción → InsCompuesta</text:p>
      <text:p text:style-name="P27">Instrucción → InsIf</text:p>
      <text:p text:style-name="P27">Instrucción → InsWhile</text:p>
      <text:p text:style-name="P27">Instrucción → InsFor</text:p>
      <text:p text:style-name="P27">Instrucción → InsNew</text:p>
      <text:p text:style-name="P27">Instrucción → InsDis</text:p>
      <text:p text:style-name="P22"/>
      <text:p text:style-name="P43"><text:span text:style-name="Fuente_20_de_20_párrafo_20_predeter."><text:span text:style-name="T42">InsProcedimiento → id AParametros</text:span></text:span></text:p>
      <text:p text:style-name="P43"><text:span text:style-name="Fuente_20_de_20_párrafo_20_predeter."><text:span text:style-name="T42">AParametros → (LAParametros)</text:span></text:span></text:p>
      <text:p text:style-name="P43"><text:span text:style-name="Fuente_20_de_20_párrafo_20_predeter."><text:span text:style-name="T43">AParametros</text:span></text:span><text:span text:style-name="Fuente_20_de_20_párrafo_20_predeter."><text:span text:style-name="T42"> → </text:span></text:span><text:span text:style-name="Fuente_20_de_20_párrafo_20_predeter."><text:span text:style-name="T45">λ</text:span></text:span></text:p>
      <text:p text:style-name="P43"><text:span text:style-name="Fuente_20_de_20_párrafo_20_predeter."><text:span text:style-name="T42">LAParametros → LAParametros , Expresion</text:span></text:span></text:p>
      <text:p text:style-name="P43"><text:span text:style-name="Fuente_20_de_20_párrafo_20_predeter."><text:span text:style-name="T42">LAParametros → Expresion</text:span></text:span></text:p>
      <text:p text:style-name="P22"/>
      <text:p text:style-name="P22">InsLectura → <text:s/>in(id)</text:p>
      <text:p text:style-name="P22">InsEscritura → out(Expresion)</text:p>
      <text:p text:style-name="P27">InsAsignación → Mem := Expresión</text:p>
      <text:p text:style-name="P27"/>
      <text:p text:style-name="P27">InsCompuesta → { Instrucciones }</text:p>
      <text:p text:style-name="P27"/>
      <text:p text:style-name="P28">InsIf → if Expresion then Instrucción Pelse</text:p>
      <text:p text:style-name="P28">PElse → else Instrucción</text:p>
      <text:p text:style-name="P43"><text:span text:style-name="Fuente_20_de_20_párrafo_20_predeter."><text:span text:style-name="T38">PElse → </text:span></text:span><text:span text:style-name="Fuente_20_de_20_párrafo_20_predeter."><text:span text:style-name="T39">λ</text:span></text:span></text:p>
      <text:p text:style-name="P28"/>
      <text:p text:style-name="P28"><text:soft-page-break/>InsWhile → while Expresion do Instrucción</text:p>
      <text:p text:style-name="P28"/>
      <text:p text:style-name="P28">InsFor → for id=Expresion to Expresion do Instruccion</text:p>
      <text:p text:style-name="P28"/>
      <text:p text:style-name="P28">InsNew → new Mem</text:p>
      <text:p text:style-name="P28"/>
      <text:p text:style-name="P28">InsDis → dispose Mem</text:p>
      <text:p text:style-name="P28"/>
      <text:p text:style-name="P28">Mem → id</text:p>
      <text:p text:style-name="P28">Mem → Mem-&gt; </text:p>
      <text:p text:style-name="P28">Mem → Mem[Exp]</text:p>
      <text:p text:style-name="P28">Mem → Mem.id</text:p>
      <text:p text:style-name="P28"/>
      <text:p text:style-name="P22">Expresión → ExpresiónNiv1 OpNiv0 ExpresiónNiv1</text:p>
      <text:p text:style-name="P22">Expresión → ExpresiónNiv1</text:p>
      <text:p text:style-name="P22"/>
      <text:p text:style-name="P22">ExpresiónNiv1 → ExpresiónNiv1 OpNiv1 ExpresiónNiv2</text:p>
      <text:p text:style-name="P43"><text:span text:style-name="Fuente_20_de_20_párrafo_20_predeter."><text:span text:style-name="T42">ExpresionNiv1 </text:span></text:span><text:span text:style-name="Fuente_20_de_20_párrafo_20_predeter."><text:span text:style-name="T46"></text:span></text:span><text:span text:style-name="Fuente_20_de_20_párrafo_20_predeter."><text:span text:style-name="T42"> ExpresionNiv1 or ExpresionNiv2</text:span></text:span></text:p>
      <text:p text:style-name="P22">ExpresiónNiv1 → ExpresiónNiv2</text:p>
      <text:p text:style-name="P22"/>
      <text:p text:style-name="P22">ExpresiónNiv2 → ExpresiónNiv2 OpNiv2 ExpresiónNiv3</text:p>
      <text:p text:style-name="P43"><text:span text:style-name="Fuente_20_de_20_párrafo_20_predeter."><text:span text:style-name="T42">ExpresionNiv2 </text:span></text:span><text:span text:style-name="Fuente_20_de_20_párrafo_20_predeter."><text:span text:style-name="T46"></text:span></text:span><text:span text:style-name="Fuente_20_de_20_párrafo_20_predeter."><text:span text:style-name="T42"> ExpresionNiv2 and ExpresionNiv3</text:span></text:span></text:p>
      <text:p text:style-name="P22">ExpresiónNiv2 → ExpresiónNiv3</text:p>
      <text:p text:style-name="P22"/>
      <text:p text:style-name="P22">ExpresiónNiv3 → ExpresionNiv4 OpNiv3 ExpresiónNiv3</text:p>
      <text:p text:style-name="P22">ExpresiónNiv3 → ExpresiónNiv4</text:p>
      <text:p text:style-name="P22"/>
      <text:p text:style-name="P22">ExpresiónNiv4 → OpNiv4 ExpresiónNiv4</text:p>
      <text:p text:style-name="P22">ExpresiónNiv4 → | Expresión |</text:p>
      <text:p text:style-name="P22">ExpresiónNiv4 → ( Expresión )</text:p>
      <text:p text:style-name="P22">ExpresiónNiv4 → Literal</text:p>
      <text:p text:style-name="P26">ExpresionNiv4 → Mem</text:p>
      <text:p text:style-name="P27"/>
      <text:p text:style-name="P24">Literal → litNat</text:p>
      <text:p text:style-name="P24">Literal → litFlo</text:p>
      <text:p text:style-name="P24">Literal → litTrue</text:p>
      <text:p text:style-name="P22">Litera → litFalse</text:p>
      <text:p text:style-name="P22">Literal → litCha</text:p>
      <text:p text:style-name="P22"/>
      <text:p text:style-name="P22">OpNiv0 → &lt;</text:p>
      <text:p text:style-name="P22">OpNiv0 → &gt;<text:tab/></text:p>
      <text:p text:style-name="P22">OpNiv0 → &lt;=<text:tab/></text:p>
      <text:p text:style-name="P22">OpNiv0 → &gt;=</text:p>
      <text:p text:style-name="P22">OpNiv0 → =</text:p>
      <text:p text:style-name="P22">OpNiv0 → =/=</text:p>
      <text:p text:style-name="P22"/>
      <text:p text:style-name="P22">OpNiv1 → +</text:p>
      <text:p text:style-name="P22">OpNiv1 → -</text:p>
      <text:p text:style-name="P22">OpNiv1 → or</text:p>
      <text:p text:style-name="P22"/>
      <text:p text:style-name="P22">OpNiv2 → *</text:p>
      <text:p text:style-name="P22">OpNiv2 → /</text:p>
      <text:p text:style-name="P22">OpNiv2 → %</text:p>
      <text:p text:style-name="P22">OpNiv2 → and</text:p>
      <text:p text:style-name="P54"/>
      <text:p text:style-name="P22">OpNiv3 → &gt;&gt;</text:p>
      <text:p text:style-name="P22">OpNiv3 → &lt;&lt;</text:p>
      <text:p text:style-name="P22"/>
      <text:p text:style-name="P22">OpNiv4 → not</text:p>
      <text:p text:style-name="P22">OpNiv4 → -</text:p>
      <text:p text:style-name="P22"><text:soft-page-break/>OpNiv4 → (float)</text:p>
      <text:p text:style-name="P24">OpNiv4 → (int)</text:p>
      <text:p text:style-name="P24">OpNiv4 → (nat)</text:p>
      <text:p text:style-name="P21">OpNiv4 → (char)</text:p>
      <text:p text:style-name="P52"/>
      <text:p text:style-name="P51"/>
      <text:p text:style-name="P51"/>
      <text:p text:style-name="P51"/>
      <text:p text:style-name="P3">Programa → <text:s/></text:p>
      <text:p text:style-name="P3"><text:tab/>Declaraciones </text:p>
      <text:p text:style-name="P3"><text:tab/>&amp; </text:p>
      <text:p text:style-name="P3"><text:tab/><text:span text:style-name="T2">{Instrucciones.tsh = Declaraciones.ts}</text:span></text:p>
      <text:p text:style-name="P3"><text:tab/>Instrucciones</text:p>
      <text:p text:style-name="P14"><text:tab/>{</text:p>
      <text:p text:style-name="P14"><text:tab/><text:tab/>Programa.error = Declaraciones.error v Instrucciones.error</text:p>
      <text:p text:style-name="P3"><text:tab/><text:tab/><text:span text:style-name="T2">Programa.ts = Declaraciones.ts</text:span></text:p>
      <text:p text:style-name="P14"><text:tab/><text:tab/>Programa.codJ = Instrucciones.codJ</text:p>
      <text:p text:style-name="P12"><text:tab/><text:tab/>Programa.codP = Instrucciones.codP</text:p>
      <text:p text:style-name="P15"><text:tab/><text:span text:style-name="T2">}</text:span></text:p>
      <text:p text:style-name="P12"/>
      <text:p text:style-name="P15">Declaración → id : Tipo</text:p>
      <text:p text:style-name="P15"><text:tab/><text:span text:style-name="T36">{</text:span></text:p>
      <text:p text:style-name="P16"><text:tab/>Declaración.id = id.lex</text:p>
      <text:p text:style-name="P12"><text:tab/>Declaración.tipo = Tipo.tipo</text:p>
      <text:p text:style-name="P12"><text:tab/>Declaración.error = (Tipo.tipo=error)</text:p>
      <text:p text:style-name="P12"><text:tab/>}</text:p>
      <text:p text:style-name="P12"/>
      <text:p text:style-name="P8">Tipo → Boolean</text:p>
      <text:p text:style-name="P9"><text:tab/>Tipo.tipo = boolean</text:p>
      <text:p text:style-name="P8">Tipo → character</text:p>
      <text:p text:style-name="P9"><text:tab/>Tipo.tipo = character</text:p>
      <text:p text:style-name="P8">Tipo → Float</text:p>
      <text:p text:style-name="P9"><text:tab/>Tipo.tipo = float</text:p>
      <text:p text:style-name="P8">Tipo → Natural</text:p>
      <text:p text:style-name="P19"><text:tab/>Tipo.tipo = natural</text:p>
      <text:p text:style-name="P19"/>
      <text:p text:style-name="P19"/>
      <text:p text:style-name="P19"/>
      <text:p text:style-name="P18"/>
      <text:p text:style-name="P3">Declaraciones → </text:p>
      <text:p text:style-name="P3"><text:tab/>Declaracion </text:p>
      <text:p text:style-name="P3"><text:tab/><text:span text:style-name="T2">{</text:span></text:p>
      <text:p text:style-name="P4"><text:tab/><text:tab/>DeclaracionesFact.idh = Declaracion.id</text:p>
      <text:p text:style-name="P4"><text:tab/><text:tab/>DeclaracionesFact.tipoh = Declaracion.tipo</text:p>
      <text:p text:style-name="P4"><text:tab/><text:tab/>DeclaracionesFact.errorh = Declaracion.error</text:p>
      <text:p text:style-name="P4"><text:tab/>}</text:p>
      <text:p text:style-name="P3"><text:tab/>DeclaracionesFact</text:p>
      <text:p text:style-name="P4"><text:tab/>{</text:p>
      <text:p text:style-name="P4"><text:tab/><text:tab/>Declaraciones.ts = DeclaracionesFact.ts</text:p>
      <text:p text:style-name="P12"><text:tab/><text:tab/>Declaraciones.error = DeclaracionesFact.error</text:p>
      <text:p text:style-name="P12"><text:tab/><text:tab/>Declaraciones.numVars = DeclaracionesFact.numVars</text:p>
      <text:p text:style-name="P12"><text:tab/>}</text:p>
      <text:p text:style-name="P12"/>
      <text:p text:style-name="P3">DeclaracionesFact → λ</text:p>
      <text:p text:style-name="P4"><text:tab/>{</text:p>
      <text:p text:style-name="P4"><text:tab/>DeclaracionesFact.error = DeclaracionesFact.errorh</text:p>
      <text:p text:style-name="P4"><text:tab/>DeclaracionFact.ts = </text:p>
      <text:p text:style-name="P4"><text:tab/><text:tab/><text:tab/><text:tab/>inserta(creaTS(),DeclaracionesFact.idh,&lt;tipo:DeclaracionesFact.tipoh, dir:0&gt;)</text:p>
      <text:p text:style-name="P4"><text:tab/>DeclaracionesFact.numVars = 1</text:p>
      <text:p text:style-name="P4"><text:tab/>}</text:p>
      <text:p text:style-name="P3">DeclaracionesFact → </text:p>
      <text:p text:style-name="P3"><text:tab/>; </text:p>
      <text:p text:style-name="P3"><text:tab/>Declaraciones</text:p>
      <text:p text:style-name="P3"><text:tab/><text:span text:style-name="T2">{</text:span></text:p>
      <text:p text:style-name="P12"><text:soft-page-break/><text:tab/>DeclaracionesFact.error = DeclaracionesFact.errorh v </text:p>
      <text:p text:style-name="P12"><text:tab/><text:tab/><text:tab/><text:tab/><text:tab/><text:tab/>Declaraciones.error v existe(Declaraciones.ts,DeclaracionFact.idh)</text:p>
      <text:p text:style-name="P4"><text:tab/>DeclaracionesFact.ts = </text:p>
      <text:p text:style-name="P4"><text:tab/><text:tab/><text:tab/>inserta(Declaraciones.ts, DeclaracionesFact.idh,</text:p>
      <text:p text:style-name="P4"><text:tab/><text:tab/><text:tab/><text:tab/><text:tab/>&lt;tipo:DeclaracionesFact.tipoh, dir:Declaraciones.numVars&gt;)</text:p>
      <text:p text:style-name="P12"><text:tab/>DeclaracionesFact.numVars = Declaraciones.numVars + 1</text:p>
      <text:p text:style-name="P12"><text:tab/>}</text:p>
      <text:p text:style-name="P11"/>
      <text:p text:style-name="P6"/>
      <text:p text:style-name="P6"/>
      <text:p text:style-name="P6"/>
      <text:p text:style-name="P15">Instrucciones → </text:p>
      <text:p text:style-name="P16"><text:tab/>{</text:p>
      <text:p text:style-name="P16"><text:tab/>Instrucción.tsh = Instrucciones.tsh</text:p>
      <text:p text:style-name="P16"><text:tab/>InstruccionesFact.tsh = Instrucciones.tsh</text:p>
      <text:p text:style-name="P16"><text:tab/>}</text:p>
      <text:p text:style-name="P15"><text:tab/>Instrucción </text:p>
      <text:p text:style-name="P15"><text:tab/><text:span text:style-name="T2">{</text:span></text:p>
      <text:p text:style-name="P16"><text:tab/>InstruccionesFact.errorh = Instruccion.error</text:p>
      <text:p text:style-name="P7"><text:tab/><text:span text:style-name="T2">InstruccionesFact.codPh = Instrucción.codP</text:span></text:p>
      <text:p text:style-name="P16"><text:tab/>InstruccionesFact.codJh = Instrucción.codJ</text:p>
      <text:p text:style-name="P16"><text:tab/>}</text:p>
      <text:p text:style-name="P15"><text:tab/>InstruccionesFact</text:p>
      <text:p text:style-name="P16"><text:tab/>{</text:p>
      <text:p text:style-name="P16"><text:tab/>Instrucciones.error = InstruccionesFact.error</text:p>
      <text:p text:style-name="P6"><text:tab/>Instrucciones.codP = InstruccionesFact.codP</text:p>
      <text:p text:style-name="P16"><text:tab/>Instrucciones.codJ = InstruccionesFact.codJ</text:p>
      <text:p text:style-name="P16"><text:tab/>}</text:p>
      <text:p text:style-name="P16"/>
      <text:p text:style-name="P15">InstruccionesFact → λ</text:p>
      <text:p text:style-name="P16"><text:tab/>{</text:p>
      <text:p text:style-name="P16"><text:tab/>InstruccionesFact.error = InstruccionesFact.errorh</text:p>
      <text:p text:style-name="P7"><text:tab/><text:span text:style-name="T2">InstruccionesFact.codP = InstruccionesFact.codPh</text:span></text:p>
      <text:p text:style-name="P16"><text:tab/>InstruccionesFact.codJ = InstruccionesFact.codJh</text:p>
      <text:p text:style-name="P16"><text:tab/>}</text:p>
      <text:p text:style-name="P15">InstruccionesFact → </text:p>
      <text:p text:style-name="P15"><text:tab/>; </text:p>
      <text:p text:style-name="P15"><text:tab/><text:span text:style-name="T2">{Instrucciones.tsh = InstruccionesFact.tsh}</text:span></text:p>
      <text:p text:style-name="P15"><text:tab/>Instrucciones</text:p>
      <text:p text:style-name="P16"><text:tab/>{</text:p>
      <text:p text:style-name="P16"><text:tab/>InstruccionesFact.error = InstruccionesFact.errorh v Instrucciones.error</text:p>
      <text:p text:style-name="P14"><text:tab/>InstruccionesFact.codP = InstruccionesFact.codPh || Instrucciones.codP</text:p>
      <text:p text:style-name="P16"><text:tab/>InstruccionesFact.codJ = InstruccionesFact.codJh || Instrucciones.codJ</text:p>
      <text:p text:style-name="P16"><text:tab/>}</text:p>
      <text:p text:style-name="P15"/>
      <text:p text:style-name="P15"/>
      <text:p text:style-name="P15">Instrucción → </text:p>
      <text:p text:style-name="P16"><text:tab/>{InsLectura.tsh = Instrucción.tsh}</text:p>
      <text:p text:style-name="P15"><text:tab/>InsLectura</text:p>
      <text:p text:style-name="P15"><text:tab/><text:span text:style-name="T2">{</text:span></text:p>
      <text:p text:style-name="P15"><text:tab/><text:span text:style-name="T2">Instrucción.error = InsLectura.error</text:span></text:p>
      <text:p text:style-name="P14"><text:tab/>Instruccion.codP = InsLectura.codP</text:p>
      <text:p text:style-name="P16"><text:tab/>Instruccion.codJ = InsLectura.codJ</text:p>
      <text:p text:style-name="P16"><text:tab/>}</text:p>
      <text:p text:style-name="P15">Instrucción → </text:p>
      <text:p text:style-name="P15"><text:tab/><text:span text:style-name="T2">{InsEscritura.tsh = Instrucción.tsh}</text:span></text:p>
      <text:p text:style-name="P15"><text:tab/>InsEscritura</text:p>
      <text:p text:style-name="P15"><text:soft-page-break/><text:tab/><text:span text:style-name="T2">{</text:span></text:p>
      <text:p text:style-name="P16"><text:tab/>Instrucción.error = InsEscritura.error</text:p>
      <text:p text:style-name="P14"><text:tab/>Instrucción.codP = InsEscritura.codP</text:p>
      <text:p text:style-name="P16"><text:tab/>Instrucción.codJ = InsEscritura.codJ</text:p>
      <text:p text:style-name="P16"><text:tab/>}<text:tab/><text:span text:style-name="T12"><text:tab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5">Instrucción → </text:p>
      <text:p text:style-name="P16"><text:tab/>{InsAsignacion.tsh = Instrucción.tsh}</text:p>
      <text:p text:style-name="P15"><text:tab/>InsAsignacion</text:p>
      <text:p text:style-name="P16"><text:tab/>{</text:p>
      <text:p text:style-name="P16"><text:tab/>Instrucción.error = InsAsignacion.error</text:p>
      <text:p text:style-name="P14"><text:tab/>Instrucciones.codP = InsAsignación.codP</text:p>
      <text:p text:style-name="P16"><text:tab/>Instrucciones.codJ = InsAsignación.codJ</text:p>
      <text:p text:style-name="P16"><text:tab/>}</text:p>
      <text:p text:style-name="P14"/>
      <text:p text:style-name="P15">InsLectura → <text:s/><text:tab/>in(id)</text:p>
      <text:p text:style-name="P15"><text:tab/><text:span text:style-name="T2">{</text:span></text:p>
      <text:p text:style-name="P16"><text:tab/>InsLectura.error = NOT existeID(InsLectura.tsh,id.lex)</text:p>
      <text:p text:style-name="P16"><text:tab/>InsLectura.codP = in InsLectura.tsh[id.lex].dir</text:p>
      <text:p text:style-name="P16"><text:tab/>InsLectura.codJ = lectura dameNumTipo(InsLectura.tsh[id.lex].tipo) InsLectura.tsh[id.lex].dir</text:p>
      <text:p text:style-name="P16"><text:tab/>}</text:p>
      <text:p text:style-name="P15"/>
      <text:p text:style-name="P15">InsEscritura → out(Expresión)</text:p>
      <text:p text:style-name="P15"><text:tab/><text:span text:style-name="T2">{</text:span><text:tab/></text:p>
      <text:p text:style-name="P16"><text:tab/>InsEscritura.error = (Expresión.tipo = error)</text:p>
      <text:p text:style-name="P15"><text:span text:style-name="T2"><text:tab/></text:span><text:span text:style-name="T2">InsEscritura.codP = Expresión.codP || out</text:span></text:p>
      <text:p text:style-name="P16"><text:tab/>InsEscritura.codJ = apilaPrinter || Expresion.codJ || escritura dameNumTipo(InsEscritura.tsh[id.lex].tipo)</text:p>
      <text:p text:style-name="P16"><text:tab/>}</text:p>
      <text:p text:style-name="P16"/>
      <text:p text:style-name="P15">InsAsignación → </text:p>
      <text:p text:style-name="P15"><text:tab/>id <text:s/>:= </text:p>
      <text:p text:style-name="P16"><text:tab/>{Expresion.tsh = InsAsignación.tsh}</text:p>
      <text:p text:style-name="P15"><text:tab/>Expresión</text:p>
      <text:p text:style-name="P15"><text:tab/><text:span text:style-name="T2">{</text:span></text:p>
      <text:p text:style-name="P15"><text:tab/><text:span text:style-name="T2">InsAsignación.error = (NOT existeID(InsAsignación.tsh,id.lex)) v (Expresion.tipo = error) v</text:span></text:p>
      <text:p text:style-name="P16"><text:tab/><text:tab/><text:tab/> <text:s text:c="5"/>(id.tipo = float ᴧ (Expresión.tipo = character v Expresión.tipo = boolean)) v</text:p>
      <text:p text:style-name="P16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6"><text:tab/><text:tab/><text:tab/> <text:s text:c="7"/>(id.tipo = natural ᴧ Expresión.tipo =/= natural) <text:s/>v</text:p>
      <text:p text:style-name="P16"><text:tab/><text:tab/><text:tab/> <text:s text:c="7"/>(id.tipo = character ᴧ Expresión.tipo =/= character) <text:s/>v</text:p>
      <text:p text:style-name="P16"><text:tab/><text:tab/><text:tab/> <text:s text:c="7"/>(id.tipo = boolean ᴧ Expresión.tipo =/= boolean)<text:tab/><text:tab/><text:tab/></text:p>
      <text:p text:style-name="P14"><text:tab/>InsAsignación.codP = Expresión.codP || desapila-dir InsAsignación.tsh[id.lex].dir</text:p>
      <text:p text:style-name="P14"><text:tab/>InsAsignacion.codJ = </text:p>
      <text:p text:style-name="P14"><text:tab/><text:tab/>case (InstAsignacion.tsh[id.lex].tipo)</text:p>
      <text:p text:style-name="P14"><text:tab/><text:tab/><text:tab/>boolean:</text:p>
      <text:p text:style-name="P14"><text:tab/><text:tab/><text:tab/><text:tab/>Expresion.codJ || i2b || istore InstAsignación.tsh[id.lex].dir</text:p>
      <text:p text:style-name="P14"><text:tab/><text:tab/><text:tab/>character:</text:p>
      <text:p text:style-name="P14"><text:tab/><text:tab/><text:tab/><text:tab/>Expresion.codJ || i2c || istore InstAsignación.tsh[id.lex].dir</text:p>
      <text:p text:style-name="P14"><text:tab/><text:tab/><text:tab/>natural:</text:p>
      <text:p text:style-name="P14"><text:tab/><text:tab/><text:tab/>entero:</text:p>
      <text:p text:style-name="P14"><text:tab/><text:tab/><text:tab/><text:tab/>Expresion.codJ || istore InstAsignación.tsh[id.lex].dir</text:p>
      <text:p text:style-name="P14"><text:soft-page-break/><text:tab/><text:tab/><text:tab/>float:</text:p>
      <text:p text:style-name="P16"><text:tab/><text:tab/><text:tab/><text:tab/>Expresion.codJ || fstore InstAsignación.tsh[id.lex].dir<text:tab/><text:tab/></text:p>
      <text:p text:style-name="P11"/>
      <text:p text:style-name="P11"><text:tab/><text:span text:style-name="T2">}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Expresión → </text:p>
      <text:p text:style-name="P15"><text:tab/><text:span text:style-name="T2">{</text:span></text:p>
      <text:p text:style-name="P16"><text:tab/>ExpresionNiv1.tsh = Expresion.tsh</text:p>
      <text:p text:style-name="P16"><text:tab/>ExpresionFact.tsh = Expresion.tsh</text:p>
      <text:p text:style-name="P16"><text:tab/>}</text:p>
      <text:p text:style-name="P15"><text:tab/>ExpresiónNiv1 </text:p>
      <text:p text:style-name="P15"><text:tab/><text:span text:style-name="T2">{</text:span></text:p>
      <text:p text:style-name="P16"><text:tab/>ExpresionFact.tipoh = ExpresionNiv1.tipo</text:p>
      <text:p text:style-name="P15"><text:tab/><text:span text:style-name="T2">ExpresiónFact.codPh = ExpresionNiv1.codP</text:span></text:p>
      <text:p text:style-name="P16"><text:tab/>ExpresiónFact.codJh = ExpresiónNiv1.codJ</text:p>
      <text:p text:style-name="P16"><text:tab/>}</text:p>
      <text:p text:style-name="P15"><text:tab/>ExpresiónFact</text:p>
      <text:p text:style-name="P16"><text:tab/>{</text:p>
      <text:p text:style-name="P16"><text:tab/>Expresion.tipo = ExpresionFact.tipo</text:p>
      <text:p text:style-name="P16"><text:tab/>Expresión.codP = ExpresiónFact.codP</text:p>
      <text:p text:style-name="P16"><text:tab/>Expresión.codJ = ExpresiónFact.codJ</text:p>
      <text:p text:style-name="P16"><text:tab/>}</text:p>
      <text:p text:style-name="P16"/>
      <text:p text:style-name="P15">ExpresiónFact → λ</text:p>
      <text:p text:style-name="P15"><text:tab/><text:span text:style-name="T2">{</text:span></text:p>
      <text:p text:style-name="P15"><text:tab/><text:span text:style-name="T2">ExpresionFact.tipo = ExpresionFact.tipoh</text:span></text:p>
      <text:p text:style-name="P15"><text:tab/><text:span text:style-name="T2">ExpresiónFact.codP = ExpresiónFact.codPh</text:span></text:p>
      <text:p text:style-name="P16"><text:tab/>ExpresiónFact.codJ = ExpresiónFact.codJh</text:p>
      <text:p text:style-name="P16"><text:tab/>}</text:p>
      <text:p text:style-name="P16"/>
      <text:p text:style-name="P15">ExpresiónFact → </text:p>
      <text:p text:style-name="P15"><text:tab/>OpNiv0 </text:p>
      <text:p text:style-name="P16"><text:tab/>{ExpresionNiv1.tsh = ExpresionFact.tsh}</text:p>
      <text:p text:style-name="P15"><text:tab/>ExpresiónNiv1</text:p>
      <text:p text:style-name="P15"><text:tab/><text:span text:style-name="T2">{</text:span></text:p>
      <text:p text:style-name="P16"><text:tab/>ExpresionFact.tipo = si (ExpresionFact.tipoh = error v ExpresionNiv1.tipo = error) v</text:p>
      <text:p text:style-name="P16"><text:tab/><text:tab/> <text:tab/> <text:s text:c="5"/>( ExpresionFact.tipoh = character ᴧ ExpresionNiv1.tipo =/= character) v</text:p>
      <text:p text:style-name="P16"><text:tab/><text:tab/><text:tab/> <text:s text:c="5"/>( ExpresionFact.tipoh =/= character ᴧ ExpresionNiv1.tipo = character)</text:p>
      <text:p text:style-name="P16"><text:tab/><text:tab/> <text:tab/> <text:s text:c="5"/>(ExpresionFact.tipoh = boolean ᴧ ExpresionNiv1.tipo =/= boolean) v</text:p>
      <text:p text:style-name="P16"><text:tab/><text:tab/><text:tab/> <text:s text:c="5"/>( ExpresionFact.tipoh =/= boolean ᴧ ExpresionNiv1.tipo = boolean))</text:p>
      <text:p text:style-name="P16"><text:tab/><text:tab/><text:tab/> <text:s text:c="13"/>error</text:p>
      <text:p text:style-name="P16"><text:tab/><text:tab/><text:tab/> <text:s/>sino <text:s/>boolean</text:p>
      <text:p text:style-name="P14"><text:tab/>ExpresiónFact.codP = </text:p>
      <text:p text:style-name="P14"><text:tab/><text:tab/>case (OpNiv0.op)</text:p>
      <text:p text:style-name="P14"><text:tab/><text:tab/><text:tab/>menor:</text:p>
      <text:p text:style-name="P14"><text:tab/><text:tab/><text:tab/><text:tab/>case (ExpresiónFact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menor</text:p>
      <text:p text:style-name="P14"><text:tab/><text:tab/><text:tab/><text:tab/><text:tab/><text:tab/>sino</text:p>
      <text:p text:style-name="P14"><text:soft-page-break/><text:tab/><text:tab/><text:tab/><text:tab/><text:tab/><text:tab/> <text:s text:c="6"/>ExpresiónFact.codPh || ExpresiónNiv1.codP || CastFloat || menor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enor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men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enor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enor</text:p>
      <text:p text:style-name="P14"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men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enor</text:p>
      <text:p text:style-name="P14"><text:tab/><text:tab/><text:tab/><text:tab/><text:tab/>otro:</text:p>
      <text:p text:style-name="P14"><text:tab/><text:tab/><text:tab/><text:tab/><text:tab/><text:tab/>ExpresiónFact.codPh || ExpresiónNiv1.codP || menor</text:p>
      <text:p text:style-name="P14"><text:tab/><text:tab/><text:tab/>mayor</text:p>
      <text:p text:style-name="P14"><text:tab/><text:tab/><text:tab/><text:tab/>case (ExpresiónFact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may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CastFloat || mayor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ayor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may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ayor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ayor</text:p>
      <text:p text:style-name="P14"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mayor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ayor</text:p>
      <text:p text:style-name="P14"><text:tab/><text:tab/><text:tab/><text:tab/><text:tab/>otro:</text:p>
      <text:p text:style-name="P14"><text:tab/><text:tab/><text:tab/><text:tab/><text:tab/><text:tab/>ExpresiónFact.codPh || ExpresiónNiv1.codP || <text:s/>mayor</text:p>
      <text:p text:style-name="P14"><text:tab/><text:tab/><text:tab/>menor-ig</text:p>
      <text:p text:style-name="P14"><text:tab/><text:tab/><text:tab/><text:tab/>case (ExpresiónFact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men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CastFloat || menorIg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enorIg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men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enorIg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enorIg</text:p>
      <text:p text:style-name="P14"><text:soft-page-break/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men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enorIg</text:p>
      <text:p text:style-name="P14"><text:tab/><text:tab/><text:tab/><text:tab/><text:tab/>otro:</text:p>
      <text:p text:style-name="P14"><text:tab/><text:tab/><text:tab/><text:tab/><text:tab/><text:tab/>ExpresiónFact.codPh || ExpresiónNiv1.codP || <text:s/>menorIg</text:p>
      <text:p text:style-name="P14"><text:tab/><text:tab/><text:tab/>mayor-ig</text:p>
      <text:p text:style-name="P14"><text:tab/><text:tab/><text:tab/><text:tab/>case (ExpresiónFact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may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CastFloat || mayorIg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ayorIg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may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ayorIg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mayorIg</text:p>
      <text:p text:style-name="P14"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mayorIg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mayorIg</text:p>
      <text:p text:style-name="P14"><text:tab/><text:tab/><text:tab/><text:tab/><text:tab/>otro:</text:p>
      <text:p text:style-name="P14"><text:tab/><text:tab/><text:tab/><text:tab/><text:tab/><text:tab/>ExpresiónFact.codPh || ExpresiónNiv1.codP || <text:s/>mayorIg</text:p>
      <text:p text:style-name="P14"><text:tab/><text:tab/><text:tab/>igual</text:p>
      <text:p text:style-name="P14"><text:tab/><text:tab/><text:tab/><text:tab/>case (ExpresiónFact0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igual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CastFloat || igual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igual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6"/>ExpresiónFact.codPh || ExpresiónNiv1.codP || CastInt || igual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igual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CastFloat || ExpresiónNiv1.codP || igual</text:p>
      <text:p text:style-name="P14"><text:tab/><text:tab/><text:tab/><text:tab/><text:tab/><text:tab/>sino si (ExpresiónNiv1.tipo = entero)</text:p>
      <text:p text:style-name="P14"><text:tab/><text:tab/><text:tab/><text:tab/><text:tab/><text:tab/> <text:s text:c="6"/>ExpresiónFact.codPh || CastInt || ExpresiónNiv1.codP || igual</text:p>
      <text:p text:style-name="P14"><text:tab/><text:tab/><text:tab/><text:tab/><text:tab/><text:tab/>sino</text:p>
      <text:p text:style-name="P14"><text:tab/><text:tab/><text:tab/><text:tab/><text:tab/><text:tab/> <text:s text:c="6"/>ExpresiónFact.codPh || ExpresiónNiv1.codP || igual</text:p>
      <text:p text:style-name="P14"><text:tab/><text:tab/><text:tab/><text:tab/><text:tab/>otro:</text:p>
      <text:p text:style-name="P14"><text:tab/><text:tab/><text:tab/><text:tab/><text:tab/><text:tab/>ExpresiónFact0.codPh || ExpresiónNiv1.codP || <text:s/>igual</text:p>
      <text:p text:style-name="P14"><text:tab/><text:tab/><text:tab/>no-igual</text:p>
      <text:p text:style-name="P14"><text:tab/><text:tab/><text:tab/><text:tab/>case (ExpresiónFact0.tipoh)</text:p>
      <text:p text:style-name="P14"><text:tab/><text:tab/><text:tab/><text:tab/><text:tab/>float:</text:p>
      <text:p text:style-name="P14"><text:tab/><text:tab/><text:tab/><text:tab/><text:tab/><text:tab/>si (ExpresiónNiv1.tipo = float)</text:p>
      <text:p text:style-name="P14"><text:tab/><text:tab/><text:tab/><text:tab/><text:tab/><text:tab/> <text:s text:c="6"/>ExpresiónFact.codPh || ExpresiónNiv1.codP || no-igual</text:p>
      <text:p text:style-name="P14"><text:soft-page-break/><text:tab/><text:tab/><text:tab/><text:tab/><text:tab/><text:tab/>sino</text:p>
      <text:p text:style-name="P14"><text:tab/><text:tab/><text:tab/><text:tab/><text:tab/><text:tab/> <text:s text:c="6"/>ExpresiónFact.codPh || ExpresiónNiv1.codP || CastFloat || no-igual</text:p>
      <text:p text:style-name="P14"><text:tab/><text:tab/><text:tab/><text:tab/><text:tab/>entero:</text:p>
      <text:p text:style-name="P14"><text:tab/><text:tab/><text:tab/><text:tab/><text:tab/><text:tab/>si (ExpresiónNiv1.tipo = float)</text:p>
      <text:p text:style-name="P14"><text:tab/><text:tab/><text:tab/><text:tab/><text:tab/><text:tab/> <text:s text:c="5"/>ExpresiónFact.codPh || CastFloat || ExpresiónNiv1.codP || no-igual</text:p>
      <text:p text:style-name="P14"><text:tab/><text:tab/><text:tab/><text:tab/><text:tab/><text:tab/>sino si (ExpresiónNiv1.tipo = natural)</text:p>
      <text:p text:style-name="P14"><text:tab/><text:tab/><text:tab/><text:tab/><text:tab/><text:tab/> <text:s text:c="5"/>ExpresiónFact.codPh || ExpresiónNiv1.codP || CastInt || no-igual</text:p>
      <text:p text:style-name="P14"><text:tab/><text:tab/><text:tab/><text:tab/><text:tab/><text:tab/>sino</text:p>
      <text:p text:style-name="P14"><text:tab/><text:tab/><text:tab/><text:tab/><text:tab/><text:tab/> <text:s text:c="5"/>ExpresiónFact.codPh || ExpresiónNiv1.codP || no-igual</text:p>
      <text:p text:style-name="P14"><text:tab/><text:tab/><text:tab/><text:tab/><text:tab/>natural:</text:p>
      <text:p text:style-name="P14"><text:tab/><text:tab/><text:tab/><text:tab/><text:tab/><text:tab/>si (ExpresiónNiv1.tipo = float)</text:p>
      <text:p text:style-name="P14"><text:tab/><text:tab/><text:tab/><text:tab/><text:tab/><text:tab/> <text:s text:c="5"/>ExpresiónFact.codPh || CastFloat || ExpresiónNiv1.codP || no-igual</text:p>
      <text:p text:style-name="P14"><text:tab/><text:tab/><text:tab/><text:tab/><text:tab/><text:tab/>sino si (ExpresiónNiv1.tipo = entero)</text:p>
      <text:p text:style-name="P14"><text:tab/><text:tab/><text:tab/><text:tab/><text:tab/><text:tab/> <text:s text:c="5"/>ExpresiónFact.codPh || CastInt || ExpresiónNiv1.codP || no-igual</text:p>
      <text:p text:style-name="P14"><text:tab/><text:tab/><text:tab/><text:tab/><text:tab/><text:tab/>sino</text:p>
      <text:p text:style-name="P14"><text:tab/><text:tab/><text:tab/><text:tab/><text:tab/><text:tab/> <text:s text:c="5"/>ExpresiónFact.codPh || ExpresiónNiv1.codP || no-igual</text:p>
      <text:p text:style-name="P14"><text:tab/><text:tab/><text:tab/><text:tab/><text:tab/>otro:</text:p>
      <text:p text:style-name="P14"><text:tab/><text:tab/><text:tab/><text:tab/><text:tab/><text:tab/>ExpresiónFact.codPh || ExpresiónNiv1.codP || <text:s/>no-igual</text:p>
      <text:p text:style-name="P14"/>
      <text:p text:style-name="P14"><text:tab/>ExpresiónFact.codJ = </text:p>
      <text:p text:style-name="P14"><text:tab/><text:tab/>case (OpNiv0.op)</text:p>
      <text:p text:style-name="P14"><text:tab/><text:tab/><text:tab/>menor: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g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g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g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g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</text:p>
      <text:p text:style-name="P14"><text:soft-page-break/><text:tab/><text:tab/><text:tab/>mayor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l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l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l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l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</text:p>
      <text:p text:style-name="P14"><text:tab/><text:tab/><text:tab/>menor-ig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g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g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soft-page-break/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g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g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</text:p>
      <text:p text:style-name="P14"><text:tab/><text:tab/><text:tab/>mayor-ig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l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l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l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lt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</text:p>
      <text:p text:style-name="P14"><text:tab/><text:tab/><text:tab/>igual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soft-page-break/><text:tab/><text:tab/><text:tab/><text:tab/><text:tab/><text:tab/>if_n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ne +7</text:p>
      <text:p text:style-name="P14"><text:tab/><text:tab/><text:tab/><text:tab/><text:tab/><text:tab/>iconst_1</text:p>
      <text:p text:style-name="P14"><text:tab/><text:tab/><text:tab/><text:tab/><text:tab/><text:tab/>goto +4</text:p>
      <text:p text:style-name="P14"><text:tab/><text:tab/><text:tab/><text:tab/><text:tab/><text:tab/>iconst_0 <text:s/>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ne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 <text:s/>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ne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</text:p>
      <text:p text:style-name="P14"><text:tab/><text:tab/><text:tab/>no-igual</text:p>
      <text:p text:style-name="P14"><text:tab/><text:tab/><text:tab/><text:tab/>si (ExpresiónFact.tipoh = float)</text:p>
      <text:p text:style-name="P14"><text:tab/><text:tab/><text:tab/><text:tab/><text:tab/>si (ExpresiónNiv1.tipo = float)</text:p>
      <text:p text:style-name="P14"><text:tab/><text:tab/><text:tab/><text:tab/><text:tab/><text:tab/>ExpresiónFact.codJh || </text:p>
      <text:p text:style-name="P14"><text:tab/><text:tab/><text:tab/><text:tab/><text:tab/><text:tab/>ExpresiónNiv1.codJ || </text:p>
      <text:p text:style-name="P14"><text:tab/><text:tab/><text:tab/><text:tab/><text:tab/><text:tab/>fcmpg || </text:p>
      <text:p text:style-name="P14"><text:tab/><text:tab/><text:tab/><text:tab/><text:tab/><text:tab/>if_eq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2f ||</text:p>
      <text:p text:style-name="P14"><text:tab/><text:tab/><text:tab/><text:tab/><text:tab/><text:tab/>fcmpg ||</text:p>
      <text:p text:style-name="P14"><text:tab/><text:tab/><text:tab/><text:tab/><text:tab/><text:tab/>if_eq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</text:p>
      <text:p text:style-name="P14"><text:tab/><text:tab/><text:tab/><text:tab/>sino</text:p>
      <text:p text:style-name="P14"><text:tab/><text:tab/><text:tab/><text:tab/><text:tab/>si(ExpresiónNiv1.tipo = float)</text:p>
      <text:p text:style-name="P14"><text:tab/><text:tab/><text:tab/><text:tab/><text:tab/><text:tab/>ExpresiónFact.codJh ||</text:p>
      <text:p text:style-name="P14"><text:tab/><text:tab/><text:tab/><text:tab/><text:tab/><text:tab/>i2f ||</text:p>
      <text:p text:style-name="P14"><text:tab/><text:tab/><text:tab/><text:tab/><text:tab/><text:tab/>ExpresiónNiv1.codJ ||</text:p>
      <text:p text:style-name="P14"><text:tab/><text:tab/><text:tab/><text:tab/><text:tab/><text:tab/>fcmpg ||</text:p>
      <text:p text:style-name="P14"><text:tab/><text:tab/><text:tab/><text:tab/><text:tab/><text:tab/>if_eq +7 ||</text:p>
      <text:p text:style-name="P14"><text:tab/><text:tab/><text:tab/><text:tab/><text:tab/><text:tab/>iconst_1 ||</text:p>
      <text:p text:style-name="P14"><text:soft-page-break/><text:tab/><text:tab/><text:tab/><text:tab/><text:tab/><text:tab/>goto +4 ||</text:p>
      <text:p text:style-name="P14"><text:tab/><text:tab/><text:tab/><text:tab/><text:tab/><text:tab/>iconst_0</text:p>
      <text:p text:style-name="P14"><text:tab/><text:tab/><text:tab/><text:tab/><text:tab/>sino</text:p>
      <text:p text:style-name="P14"><text:tab/><text:tab/><text:tab/><text:tab/><text:tab/><text:tab/>ExpresiónFact.codJh ||</text:p>
      <text:p text:style-name="P14"><text:tab/><text:tab/><text:tab/><text:tab/><text:tab/><text:tab/>ExpresiónNiv1.codJ ||</text:p>
      <text:p text:style-name="P14"><text:tab/><text:tab/><text:tab/><text:tab/><text:tab/><text:tab/>if_icmpeq +7 ||</text:p>
      <text:p text:style-name="P14"><text:tab/><text:tab/><text:tab/><text:tab/><text:tab/><text:tab/>iconst_1 ||</text:p>
      <text:p text:style-name="P14"><text:tab/><text:tab/><text:tab/><text:tab/><text:tab/><text:tab/>goto +4 ||</text:p>
      <text:p text:style-name="P14"><text:tab/><text:tab/><text:tab/><text:tab/><text:tab/><text:tab/>iconst_0</text:p>
      <text:p text:style-name="P14"><text:tab/>}</text:p>
      <text:p text:style-name="P12"/>
      <text:p text:style-name="P15">ExpresiónNiv1 → </text:p>
      <text:p text:style-name="P15"><text:tab/><text:span text:style-name="T2">{</text:span></text:p>
      <text:p text:style-name="P16"><text:tab/>ExpresionNiv2.tsh = ExpresionNiv1.tsh</text:p>
      <text:p text:style-name="P16"><text:tab/>ExpresionNiv1Rec.tsh = ExpresionNiv1.tsh</text:p>
      <text:p text:style-name="P16"><text:tab/>}</text:p>
      <text:p text:style-name="P15"><text:tab/>ExpresiónNiv2 </text:p>
      <text:p text:style-name="P15"><text:tab/><text:span text:style-name="T2">{</text:span></text:p>
      <text:p text:style-name="P16"><text:tab/>ExpresionNiv1Rec.tipoh = ExpresiónNiv2.tipo</text:p>
      <text:p text:style-name="P16"><text:span text:style-name="T35"><text:tab/></text:span>ExpresiónNiv1Rec.codPh = ExpresiónNiv2.codP</text:p>
      <text:p text:style-name="P16"><text:tab/>ExpresiónNiv1Rec.codJh = ExpresiónNiv2.codJ</text:p>
      <text:p text:style-name="P16"><text:tab/>}</text:p>
      <text:p text:style-name="P15"><text:tab/>ExpresiónNiv1Rec</text:p>
      <text:p text:style-name="P15"><text:tab/><text:span text:style-name="T2">{</text:span><text:tab/></text:p>
      <text:p text:style-name="P16"><text:tab/>ExpresionNiv1.tipo = ExpresiónNiv2Rec.tipo</text:p>
      <text:p text:style-name="P16"><text:tab/>ExpresiónNiv1.codP = ExpresiónNiv1Rec.codP</text:p>
      <text:p text:style-name="P16"><text:tab/>ExpresiónNiv1.codJ = ExpresiónNiv1Rec.codJ</text:p>
      <text:p text:style-name="P16"><text:tab/>}</text:p>
      <text:p text:style-name="P16"/>
      <text:p text:style-name="P15">ExpresiónNiv1Rec → λ</text:p>
      <text:p text:style-name="P15"><text:tab/><text:span text:style-name="T2">{</text:span></text:p>
      <text:p text:style-name="P11"><text:tab/><text:span text:style-name="T2">ExpresionNiv1Rec.tipo = ExpresionNiv1Rec.tipoh</text:span></text:p>
      <text:p text:style-name="P15"><text:tab/><text:span text:style-name="T2">ExpresiónNiv1Rec.codP = ExpresiónNiv1Rec.codPh</text:span></text:p>
      <text:p text:style-name="P16"><text:tab/>ExpresiónNiv1Rec.codJ = ExpresiónNiv1Rec.codJh</text:p>
      <text:p text:style-name="P16"><text:tab/>}</text:p>
      <text:p text:style-name="P15">ExpresiónNiv1Rec → </text:p>
      <text:p text:style-name="P15"><text:tab/>OpNiv1 </text:p>
      <text:p text:style-name="P15"><text:tab/><text:span text:style-name="T2">{</text:span></text:p>
      <text:p text:style-name="P16"><text:tab/>ExpresionNiv2.tsh = ExpresionNiv1Rec0.tsh</text:p>
      <text:p text:style-name="P16"><text:tab/>}</text:p>
      <text:p text:style-name="P15"><text:tab/>ExpresiónNiv2 </text:p>
      <text:p text:style-name="P15"><text:tab/><text:span text:style-name="T2">{</text:span></text:p>
      <text:p text:style-name="P16"><text:tab/>ExpresionNiv1Rec<text:span text:style-name="T32">1</text:span>.tsh = ExpresionNiv1Rec<text:span text:style-name="T32">o</text:span>.tsh</text:p>
      <text:p text:style-name="P16"><text:tab/>ExpresionNiv1Rec<text:span text:style-name="T32">1</text:span>.tipoh = </text:p>
      <text:p text:style-name="P16"><text:tab/><text:tab/>si (ExpresionNiv1Rec<text:span text:style-name="T32">o</text:span>.tipoh = error v ExpresionNiv2.tipo = error v</text:p>
      <text:p text:style-name="P16"><text:tab/><text:tab/> <text:s text:c="4"/>ExpresionNiv1Rec<text:span text:style-name="T32">o</text:span>.tipoh = char v ExpresionNiv2.tipo = char v</text:p>
      <text:p text:style-name="P16"><text:tab/><text:tab/> <text:s text:c="4"/>(ExpresionNiv1Rec<text:span text:style-name="T32">o</text:span>.tipoh = boolean ᴧ ExpresionNiv2.tipo =/= boolean) v</text:p>
      <text:p text:style-name="P16"><text:tab/> <text:s text:c="18"/>(ExpresionNiv1Rec<text:span text:style-name="T32">o</text:span>.tipoh =/= boolean ᴧ ExpresionNiv2.tipo = boolean))</text:p>
      <text:p text:style-name="P16"><text:tab/><text:tab/><text:tab/>error</text:p>
      <text:p text:style-name="P16"><text:tab/><text:tab/>sino case (OpNiv1.op)</text:p>
      <text:p text:style-name="P16"><text:tab/><text:tab/><text:tab/>suma,resta: </text:p>
      <text:p text:style-name="P16"><text:tab/><text:tab/><text:tab/> <text:s text:c="8"/>si (ExpresionNiv1Rec<text:span text:style-name="T32">o</text:span>.tipoh=float v ExpresionNiv2.tipo = float)</text:p>
      <text:p text:style-name="P16"><text:tab/><text:tab/><text:tab/><text:tab/>float</text:p>
      <text:p text:style-name="P16"><text:tab/><text:tab/><text:tab/> <text:s text:c="8"/>sino si (ExpresionNiv1Rec<text:span text:style-name="T32">o</text:span>.tipoh =integer v ExpresionNiv2.tipo = integer)</text:p>
      <text:p text:style-name="P16"><text:tab/><text:tab/><text:tab/><text:tab/> integer</text:p>
      <text:p text:style-name="P16"><text:tab/><text:tab/><text:tab/> <text:s text:c="8"/>sino si (ExpresionNiv1Rec<text:span text:style-name="T32">o</text:span>.tipoh =natural ᴧ ExpresionNiv2.tipo = natural)</text:p>
      <text:p text:style-name="P16"><text:tab/><text:tab/><text:tab/><text:tab/> natural</text:p>
      <text:p text:style-name="P16"><text:soft-page-break/><text:tab/><text:tab/><text:tab/> <text:s text:c="16"/>sino error</text:p>
      <text:p text:style-name="P16"><text:tab/><text:tab/><text:tab/>o: <text:s/></text:p>
      <text:p text:style-name="P16"><text:tab/><text:tab/><text:tab/> <text:s text:c="8"/>si (ExpresionNiv1Rec<text:span text:style-name="T32">o</text:span>.tipoh = boolean ᴧ ExpresionNiv2.tipo = boolean)</text:p>
      <text:p text:style-name="P16"><text:tab/><text:tab/><text:tab/><text:tab/> <text:s text:c="3"/>boolean</text:p>
      <text:p text:style-name="P16"><text:tab/><text:tab/><text:tab/> <text:s text:c="8"/>sino error</text:p>
      <text:p text:style-name="P14"><text:tab/></text:p>
      <text:p text:style-name="P14"><text:tab/>ExpresiónNiv1Rec<text:span text:style-name="T33">1</text:span>.codPh = </text:p>
      <text:p text:style-name="P14"><text:tab/><text:tab/><text:tab/>case (OpNiv1.op)</text:p>
      <text:p text:style-name="P14"><text:tab/><text:tab/><text:tab/>suma:</text:p>
      <text:p text:style-name="P13"><text:tab/><text:tab/><text:tab/><text:tab/>case (ExpresiónNiv1Rec<text:span text:style-name="T33">o</text:span>.tipoh)</text:p>
      <text:p text:style-name="P13"><text:tab/><text:tab/><text:tab/><text:tab/><text:tab/>float:</text:p>
      <text:p text:style-name="P13"><text:tab/><text:tab/><text:tab/><text:tab/><text:tab/><text:tab/>si(ExpresionNiv2 .tipo = float)</text:p>
      <text:p text:style-name="P13"><text:tab/><text:tab/><text:tab/><text:tab/><text:tab/><text:tab/><text:tab/>ExpresiónNiv1Rec<text:span text:style-name="T33">o</text:span>.codPh || ExpresionNiv2.codP || sum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33">o</text:span>.codPh || ExpresionNiv2.codP || CastFloat || sumar</text:p>
      <text:p text:style-name="P13"><text:tab/><text:tab/><text:tab/><text:tab/><text:tab/>entero:</text:p>
      <text:p text:style-name="P13"><text:tab/><text:tab/><text:tab/><text:tab/><text:tab/><text:tab/>si (ExpresionNiv2.tipo = float)</text:p>
      <text:p text:style-name="P13"><text:tab/><text:tab/><text:tab/><text:tab/><text:tab/><text:tab/><text:tab/>ExpresiónNiv1Rec<text:span text:style-name="T33">o</text:span>.codPh || CastFloat || ExpresionNiv2.codP || sumar</text:p>
      <text:p text:style-name="P13"><text:tab/><text:tab/><text:tab/><text:tab/><text:tab/><text:tab/>sino si (ExpresionNiv2.tipo = natural)</text:p>
      <text:p text:style-name="P13"><text:tab/><text:tab/><text:tab/><text:tab/><text:tab/><text:tab/><text:tab/>ExpresiónNiv1Rec<text:span text:style-name="T33">o</text:span>.codPh || ExpresionNiv2.codP || CastInt || sum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33">o</text:span>.codPh || ExpresionNiv2.codP || sumar</text:p>
      <text:p text:style-name="P13"><text:tab/><text:tab/><text:tab/><text:tab/><text:tab/>natural:</text:p>
      <text:p text:style-name="P13"><text:tab/><text:tab/><text:tab/><text:tab/><text:tab/><text:tab/>si (ExpresionNiv2.tipo = float)</text:p>
      <text:p text:style-name="P13"><text:tab/><text:tab/><text:tab/><text:tab/><text:tab/><text:tab/><text:tab/>ExpresiónNiv1Rec<text:span text:style-name="T33">o</text:span>.codPh || CastFloat || ExpresionNiv2.codP || sumar</text:p>
      <text:p text:style-name="P13"><text:tab/><text:tab/><text:tab/><text:tab/><text:tab/><text:tab/>sino si (ExpresionNiv2.tipo = entero)</text:p>
      <text:p text:style-name="P13"><text:tab/><text:tab/><text:tab/><text:tab/><text:tab/><text:tab/><text:tab/>ExpresiónNiv1Rec<text:span text:style-name="T33">o</text:span>.codPh || CastInt || ExpresionNiv2.codP || <text:s/>sum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33">o</text:span>.codPh || ExpresionNiv2.codP || sumar</text:p>
      <text:p text:style-name="P14"><text:tab/><text:tab/><text:tab/>resta:</text:p>
      <text:p text:style-name="P13"><text:tab/><text:tab/><text:tab/><text:tab/>case (ExpresiónNiv1Rec<text:span text:style-name="T33">o</text:span>.tipoh)</text:p>
      <text:p text:style-name="P13"><text:tab/><text:tab/><text:tab/><text:tab/><text:tab/>float:</text:p>
      <text:p text:style-name="P13"><text:tab/><text:tab/><text:tab/><text:tab/><text:tab/><text:tab/>si(ExpresionNiv2 .tipo = float)</text:p>
      <text:p text:style-name="P13"><text:tab/><text:tab/><text:tab/><text:tab/><text:tab/><text:tab/><text:tab/>ExpresiónNiv1Rec<text:span text:style-name="T33">o</text:span>.codPh || ExpresionNiv2.codP || rest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33">o</text:span>.codPh || ExpresionNiv2.codP || CastFloat || restar</text:p>
      <text:p text:style-name="P13"><text:tab/><text:tab/><text:tab/><text:tab/><text:tab/>entero:</text:p>
      <text:p text:style-name="P13"><text:tab/><text:tab/><text:tab/><text:tab/><text:tab/><text:tab/>si (ExpresionNiv2.tipo = float)</text:p>
      <text:p text:style-name="P13"><text:tab/><text:tab/><text:tab/><text:tab/><text:tab/><text:tab/><text:tab/>ExpresiónNiv1Rec<text:span text:style-name="T33">o</text:span>.codPh || CastFloat || ExpresionNiv2.codP || restar</text:p>
      <text:p text:style-name="P13"><text:tab/><text:tab/><text:tab/><text:tab/><text:tab/><text:tab/>sino si (ExpresionNiv2.tipo = natural)</text:p>
      <text:p text:style-name="P13"><text:tab/><text:tab/><text:tab/><text:tab/><text:tab/><text:tab/><text:tab/>ExpresiónNiv1Rec<text:span text:style-name="T33">o</text:span>.codPh || ExpresionNiv2.codP || CastInt || rest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33">o</text:span>.codPh || ExpresionNiv2.codP || restar</text:p>
      <text:p text:style-name="P13"><text:tab/><text:tab/><text:tab/><text:tab/><text:tab/>natural:</text:p>
      <text:p text:style-name="P13"><text:tab/><text:tab/><text:tab/><text:tab/><text:tab/><text:tab/>si (ExpresionNiv2.tipo = float)</text:p>
      <text:p text:style-name="P13"><text:tab/><text:tab/><text:tab/><text:tab/><text:tab/><text:tab/><text:tab/>ExpresiónNiv1Rec<text:span text:style-name="T33">o</text:span>.codPh || CastFloat || ExpresionNiv2.codP || restar</text:p>
      <text:p text:style-name="P13"><text:tab/><text:tab/><text:tab/><text:tab/><text:tab/><text:tab/>sino si (ExpresionNiv2.tipo = entero)</text:p>
      <text:p text:style-name="P13"><text:tab/><text:tab/><text:tab/><text:tab/><text:tab/><text:tab/><text:tab/>ExpresiónNiv1Rec<text:span text:style-name="T33">o</text:span>.codPh || CastInt || ExpresionNiv2.codP || <text:s/>restar</text:p>
      <text:p text:style-name="P13"><text:tab/><text:tab/><text:tab/><text:tab/><text:tab/><text:tab/>sino </text:p>
      <text:p text:style-name="P13"><text:tab/><text:tab/><text:tab/><text:tab/><text:tab/><text:tab/><text:tab/>ExpresiónNiv1Rec<text:span text:style-name="T33">o</text:span>.codPh || ExpresionNiv2.codP || restar</text:p>
      <text:p text:style-name="P14"><text:tab/><text:tab/><text:tab/>o:</text:p>
      <text:p text:style-name="P14"><text:tab/><text:tab/><text:tab/><text:tab/>ExpresiónNiv1Rec<text:span text:style-name="T33">o</text:span>.codPh || ExpresiónNiv2.codP || o<text:tab/><text:tab/></text:p>
      <text:p text:style-name="P14"/>
      <text:p text:style-name="P14"><text:tab/>ExpresiónNiv1Rec<text:span text:style-name="T33">1</text:span>.codJh =</text:p>
      <text:p text:style-name="P14"><text:tab/><text:tab/>case (OpNiv1.op)</text:p>
      <text:p text:style-name="P14"><text:tab/><text:tab/><text:tab/>suma:</text:p>
      <text:p text:style-name="P14"><text:tab/><text:tab/><text:tab/><text:tab/>si (ExpresiónNiv1Rec<text:span text:style-name="T33">o</text:span>.tipoh = float)</text:p>
      <text:p text:style-name="P14"><text:soft-page-break/><text:tab/><text:tab/><text:tab/><text:tab/><text:tab/>si(ExpresionNiv2.tipo = float)</text:p>
      <text:p text:style-name="P14"><text:tab/><text:tab/><text:tab/><text:tab/><text:tab/><text:tab/> ExpresiónNiv1Rec<text:span text:style-name="T33">o</text:span>.codJh || ExpresiónNiv2. codJ || fadd</text:p>
      <text:p text:style-name="P14"><text:tab/><text:tab/><text:tab/><text:tab/><text:tab/>sino</text:p>
      <text:p text:style-name="P14"><text:tab/><text:tab/><text:tab/><text:tab/><text:tab/><text:tab/> ExpresiónNiv1Rec<text:span text:style-name="T33">o</text:span>.codJh || ExpresiónNiv2. codJ || i2f || fadd</text:p>
      <text:p text:style-name="P14"><text:tab/><text:tab/><text:tab/><text:tab/>sino</text:p>
      <text:p text:style-name="P14"><text:tab/><text:tab/><text:tab/><text:tab/><text:tab/>si(ExpresionNiv2.tipo = float)</text:p>
      <text:p text:style-name="P14"><text:tab/><text:tab/><text:tab/><text:tab/><text:tab/><text:tab/> ExpresiónNiv1Rec<text:span text:style-name="T33">o</text:span>.codJh || i2f || ExpresiónNiv2. codJ || fadd</text:p>
      <text:p text:style-name="P14"><text:tab/><text:tab/><text:tab/><text:tab/><text:tab/>sino</text:p>
      <text:p text:style-name="P14"><text:tab/><text:tab/><text:tab/><text:tab/><text:tab/><text:tab/> ExpresiónNiv1Rec<text:span text:style-name="T33">o</text:span>.codJh || ExpresiónNiv2. codJ || iadd</text:p>
      <text:p text:style-name="P14"><text:tab/><text:tab/><text:tab/>resta:</text:p>
      <text:p text:style-name="P14"><text:tab/><text:tab/><text:tab/><text:tab/>si (ExpresiónNiv1Rec<text:span text:style-name="T33">o</text:span>.tipoh = float)</text:p>
      <text:p text:style-name="P14"><text:tab/><text:tab/><text:tab/><text:tab/><text:tab/>si(ExpresionNiv2.tipo = float)</text:p>
      <text:p text:style-name="P14"><text:tab/><text:tab/><text:tab/><text:tab/><text:tab/><text:tab/> ExpresiónNiv1Rec<text:span text:style-name="T33">o</text:span>.codJh || ExpresiónNiv2. codJ || fsub</text:p>
      <text:p text:style-name="P14"><text:tab/><text:tab/><text:tab/><text:tab/><text:tab/>sino</text:p>
      <text:p text:style-name="P14"><text:tab/><text:tab/><text:tab/><text:tab/><text:tab/><text:tab/> ExpresiónNiv1Rec<text:span text:style-name="T33">o</text:span>.codJh || ExpresiónNiv2. codJ || i2f || fsub</text:p>
      <text:p text:style-name="P14"><text:tab/><text:tab/><text:tab/><text:tab/>sino</text:p>
      <text:p text:style-name="P14"><text:tab/><text:tab/><text:tab/><text:tab/><text:tab/>si(ExpresionNiv2.tipo = float)</text:p>
      <text:p text:style-name="P14"><text:tab/><text:tab/><text:tab/><text:tab/><text:tab/><text:tab/> ExpresiónNiv1Rec<text:span text:style-name="T33">o</text:span>.codJh || i2f || ExpresiónNiv2. codJ || fsub</text:p>
      <text:p text:style-name="P14"><text:tab/><text:tab/><text:tab/><text:tab/><text:tab/>sino</text:p>
      <text:p text:style-name="P14"><text:tab/><text:tab/><text:tab/><text:tab/><text:tab/><text:tab/> ExpresiónNiv1Rec<text:span text:style-name="T33">o</text:span>.codJh || ExpresiónNiv2. codJ || isub</text:p>
      <text:p text:style-name="P14"><text:tab/><text:tab/><text:tab/>o:</text:p>
      <text:p text:style-name="P14"><text:tab/><text:tab/><text:tab/><text:tab/>ExpresiónNiv1Rec<text:span text:style-name="T33">o</text:span>.codJh ||</text:p>
      <text:p text:style-name="P14"><text:tab/><text:tab/><text:tab/><text:tab/>ifne +7 ||</text:p>
      <text:p text:style-name="P14"><text:tab/><text:tab/><text:tab/><text:tab/>ExpresionNiv2.codJ ||</text:p>
      <text:p text:style-name="P14"><text:tab/><text:tab/><text:tab/><text:tab/>ifeq +7 ||</text:p>
      <text:p text:style-name="P14"><text:tab/><text:tab/><text:tab/><text:tab/>iconst_1 ||</text:p>
      <text:p text:style-name="P14"><text:tab/><text:tab/><text:tab/><text:tab/>goto +4 ||</text:p>
      <text:p text:style-name="P16"><text:tab/><text:tab/><text:tab/><text:tab/>iconst_0</text:p>
      <text:p text:style-name="P16"><text:tab/>}</text:p>
      <text:p text:style-name="P15"><text:tab/>ExpresiónNiv1Rec</text:p>
      <text:p text:style-name="P15"><text:tab/><text:span text:style-name="T2">{</text:span></text:p>
      <text:p text:style-name="P16"><text:tab/>ExpresionNivlRec<text:span text:style-name="T32">o</text:span>.tipo = ExpresionNiv1Rec<text:span text:style-name="T32">1</text:span>.tipo</text:p>
      <text:p text:style-name="P14"><text:span text:style-name="T2"><text:tab/></text:span>ExpresiónNiv1Rec<text:span text:style-name="T33">o</text:span>.codP = ExpresiónNiv1Rec<text:span text:style-name="T33">1</text:span>.codP</text:p>
      <text:p text:style-name="P12"><text:tab/>ExpresiónNiv1Rec<text:span text:style-name="T32">o</text:span>.codJ = ExpresiónNiv1Rec<text:span text:style-name="T32">1</text:span>.codJ</text:p>
      <text:p text:style-name="P12"><text:tab/>}</text:p>
      <text:p text:style-name="P12"/>
      <text:p text:style-name="P12"/>
      <text:p text:style-name="P15">ExpresiónNiv2 → </text:p>
      <text:p text:style-name="P15"><text:tab/><text:span text:style-name="T2">{</text:span></text:p>
      <text:p text:style-name="P16"><text:tab/>ExpresionNiv3.tsh = ExpresionNiv2.tsh</text:p>
      <text:p text:style-name="P16"><text:tab/>ExpresionNiv2Rec.tsh = ExpresionNiv2.tsh</text:p>
      <text:p text:style-name="P16"><text:tab/>}</text:p>
      <text:p text:style-name="P15"><text:tab/>ExpresiónNiv3 </text:p>
      <text:p text:style-name="P15"><text:tab/><text:span text:style-name="T2">{</text:span></text:p>
      <text:p text:style-name="P16"><text:tab/>ExpresionNiv2Rec.tipoh = ExpresiónNiv3.tipo</text:p>
      <text:p text:style-name="P16"><text:tab/>ExpresiónNiv2Rec.codPh = ExpresiónNiv3.codP</text:p>
      <text:p text:style-name="P16"><text:tab/>ExpresiónNiv2Rec.codJh = ExpresiónNiv3.codJ</text:p>
      <text:p text:style-name="P16"><text:tab/>}</text:p>
      <text:p text:style-name="P15"><text:tab/>ExpresiónNiv2Rec</text:p>
      <text:p text:style-name="P15"><text:tab/><text:span text:style-name="T2">{</text:span></text:p>
      <text:p text:style-name="P16"><text:tab/>ExpresionNiv2.tipo = ExpresiónNiv2Rec.tipo</text:p>
      <text:p text:style-name="P16"><text:tab/>ExpresiónNiv2.codP = ExpresiónNiv2Rec.codP</text:p>
      <text:p text:style-name="P16"><text:tab/>ExpresiónNiv2.codJ = ExpresiónNiv2Rec.codJ</text:p>
      <text:p text:style-name="P16"><text:tab/>}</text:p>
      <text:p text:style-name="P16"/>
      <text:p text:style-name="P15">ExpresiónNiv2Rec → λ</text:p>
      <text:p text:style-name="P15"><text:tab/><text:span text:style-name="T2">{</text:span></text:p>
      <text:p text:style-name="P12"><text:soft-page-break/><text:tab/>ExpresionNiv2Rec.tipo = ExpresionNiv2Rec.tipoh</text:p>
      <text:p text:style-name="P15"><text:tab/><text:span text:style-name="T2">ExpresiónNiv2Rec.codP = ExpresiónNiv2Rec.codPh</text:span></text:p>
      <text:p text:style-name="P16"><text:tab/>ExpresiónNiv2Rec.codJ = ExpresiónNiv2Rec.codJh</text:p>
      <text:p text:style-name="P16"><text:tab/>}</text:p>
      <text:p text:style-name="P15"/>
      <text:p text:style-name="P15">ExpresiónNiv2Rec → </text:p>
      <text:p text:style-name="P15"><text:tab/>OpNiv2 </text:p>
      <text:p text:style-name="P15"><text:tab/><text:span text:style-name="T2">{</text:span></text:p>
      <text:p text:style-name="P16"><text:tab/>ExpresionNiv3.tsh = ExpresionNiv2Rec<text:span text:style-name="T32">o</text:span>.tsh</text:p>
      <text:p text:style-name="P16"><text:tab/>}</text:p>
      <text:p text:style-name="P15"><text:tab/>ExpresiónNiv3 </text:p>
      <text:p text:style-name="P15"><text:tab/><text:span text:style-name="T2">{</text:span></text:p>
      <text:p text:style-name="P16"><text:tab/>ExpresionNiv2Rec<text:span text:style-name="T14">1</text:span>.tsh = ExpresionNiv2Rec<text:span text:style-name="T32">o</text:span>.tsh</text:p>
      <text:p text:style-name="P16"><text:tab/>ExpresionNiv2Rec<text:span text:style-name="T14">1</text:span>.tipoh = </text:p>
      <text:p text:style-name="P16"><text:tab/><text:tab/>si (ExpresionNiv2Rec<text:span text:style-name="T32">o</text:span>.tipoh = error v ExpresionNiv3.tipo = error v</text:p>
      <text:p text:style-name="P16"><text:s text:c="33"/>ExpresionNiv2Rec<text:span text:style-name="T32">o</text:span>.tipoh = character v ExpresionNiv3.tipo = character v</text:p>
      <text:p text:style-name="P16"><text:tab/><text:tab/> <text:s text:c="3"/>(ExpresionNiv2Rec<text:span text:style-name="T32">o</text:span>.tipoh = boolean ᴧ ExpresionNiv3.tipo =/= boolean v</text:p>
      <text:p text:style-name="P16"><text:tab/><text:tab/> <text:s text:c="3"/>(ExpresionNiv2Rec<text:span text:style-name="T32">o</text:span>.tipoh =/= boolean ᴧ ExpresionNiv3.tipo = boolean))</text:p>
      <text:p text:style-name="P16"><text:tab/><text:tab/> <text:s text:c="9"/>error</text:p>
      <text:p text:style-name="P16"><text:tab/><text:tab/>sino case (OpNiv2.op)</text:p>
      <text:p text:style-name="P16"><text:tab/><text:tab/><text:tab/>multiplica,divide: </text:p>
      <text:p text:style-name="P16"><text:tab/><text:tab/><text:tab/> <text:s text:c="8"/>si (ExpresionNiv2Rec<text:span text:style-name="T32">o</text:span>.tipoh=float v ExpresionNiv3.tipo = float)</text:p>
      <text:p text:style-name="P16"><text:tab/><text:tab/><text:tab/><text:tab/> <text:s text:c="3"/>float</text:p>
      <text:p text:style-name="P16"><text:tab/><text:tab/><text:tab/> <text:s text:c="8"/>sino si (ExpresionNiv2Rec<text:span text:style-name="T32">o</text:span>.tipoh =integer v ExpresionNiv3.tipo = integer)</text:p>
      <text:p text:style-name="P16"><text:tab/><text:tab/><text:tab/><text:tab/><text:tab/>integer</text:p>
      <text:p text:style-name="P16"><text:tab/><text:tab/><text:tab/> <text:s text:c="8"/>sino si (ExpresionNiv2Rec<text:span text:style-name="T32">o</text:span>.tipoh =natural ᴧ ExpresionNiv3.tipo=natural)</text:p>
      <text:p text:style-name="P16"><text:tab/><text:tab/><text:tab/><text:tab/> <text:s/>natural</text:p>
      <text:p text:style-name="P16"><text:tab/><text:tab/><text:tab/> <text:s text:c="6"/>sino error</text:p>
      <text:p text:style-name="P16"><text:tab/><text:tab/><text:tab/>modulo:</text:p>
      <text:p text:style-name="P16"><text:tab/><text:tab/><text:tab/> <text:s text:c="8"/>si (ExpresionNiv3.tipo = natural ᴧ</text:p>
      <text:p text:style-name="P16"><text:tab/><text:tab/><text:tab/><text:tab/>(ExpresionNiv2Rec<text:span text:style-name="T32">o</text:span>.tipoh=natural v ExpresionNiv2Rec<text:span text:style-name="T32">o</text:span>.tipoh=integer))<text:tab/></text:p>
      <text:p text:style-name="P16"><text:tab/><text:tab/><text:tab/><text:tab/> <text:s text:c="5"/>ExpresionNiv2Rec<text:span text:style-name="T32">o</text:span>.tipoh</text:p>
      <text:p text:style-name="P16"><text:tab/><text:tab/><text:tab/> <text:s text:c="8"/>sino <text:s text:c="4"/>error</text:p>
      <text:p text:style-name="P16"><text:tab/><text:tab/><text:tab/>y: <text:s/></text:p>
      <text:p text:style-name="P16"><text:tab/><text:tab/><text:tab/> <text:s text:c="8"/>si (ExpresionNiv2Rec<text:span text:style-name="T32">o</text:span>.tipoh = boolean ᴧ ExpresionNiv3.tipo = boolean)</text:p>
      <text:p text:style-name="P16"><text:tab/><text:tab/><text:tab/><text:tab/> <text:s text:c="3"/>boolean</text:p>
      <text:p text:style-name="P16"><text:tab/><text:tab/><text:tab/> <text:s text:c="8"/>sino error</text:p>
      <text:p text:style-name="P16"><text:tab/></text:p>
      <text:p text:style-name="P12"><text:tab/>ExpresiónNiv2Rec<text:span text:style-name="T32">1</text:span>.codPh = </text:p>
      <text:p text:style-name="P13"><text:tab/><text:tab/>case(OpNiv2.op)</text:p>
      <text:p text:style-name="P13"><text:tab/><text:tab/><text:tab/>Multiplica:</text:p>
      <text:p text:style-name="P13"><text:tab/><text:tab/><text:tab/><text:tab/>case (ExpresiónNiv2Rec<text:span text:style-name="T33">o</text:span>.tipoh)</text:p>
      <text:p text:style-name="P13"><text:tab/><text:tab/><text:tab/><text:tab/><text:tab/>float:</text:p>
      <text:p text:style-name="P13"><text:tab/><text:tab/><text:tab/><text:tab/><text:tab/><text:tab/>si(ExpresionNiv3.tipo = float)</text:p>
      <text:p text:style-name="P13"><text:tab/><text:tab/><text:tab/><text:tab/><text:tab/><text:tab/><text:tab/>ExpresiónNiv2Rec<text:span text:style-name="T33">o</text:span>.codPh || ExpresiónNiv3.codP || Mul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33">o</text:span>.codPh || ExpresiónNiv3.codP || CastFloat || Mul</text:p>
      <text:p text:style-name="P13"><text:tab/><text:tab/><text:tab/><text:tab/><text:tab/>entero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Rec<text:span text:style-name="T33">o</text:span>.codPh || CastFloat || ExpresiónNiv3.codP || Mul</text:p>
      <text:p text:style-name="P13"><text:tab/><text:tab/><text:tab/><text:tab/><text:tab/><text:tab/>sino si (ExpresionNiv3 .tipo = natural)</text:p>
      <text:p text:style-name="P13"><text:tab/><text:tab/><text:tab/><text:tab/><text:tab/><text:tab/><text:tab/>ExpresiónNiv2Rec<text:span text:style-name="T33">o</text:span>.codPh || ExpresiónNiv3.codP || CastInt || Mul</text:p>
      <text:p text:style-name="P13"><text:tab/><text:tab/><text:tab/><text:tab/><text:tab/><text:tab/>sino </text:p>
      <text:p text:style-name="P13"><text:tab/><text:tab/><text:tab/><text:tab/><text:tab/><text:tab/><text:tab/>ExpresiónNiv2Rec0.codPh || ExpresiónNiv3.codP || Mul</text:p>
      <text:p text:style-name="P13"><text:tab/><text:tab/><text:tab/><text:tab/><text:tab/>natural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Rec<text:span text:style-name="T33">o</text:span>.codPh || CastFloat || ExpresiónNiv3.codP || Mul</text:p>
      <text:p text:style-name="P13"><text:soft-page-break/><text:tab/><text:tab/><text:tab/><text:tab/><text:tab/><text:tab/>sino si (ExpresionNiv3 .tipo = entero)</text:p>
      <text:p text:style-name="P13"><text:tab/><text:tab/><text:tab/><text:tab/><text:tab/><text:tab/><text:tab/>ExpresiónNiv2Rec<text:span text:style-name="T33">o</text:span>.codPh || CastInt || ExpresiónNiv3.codP || <text:s/>Mul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33">o</text:span>.codPh || ExpresiónNiv3.codP || Mul</text:p>
      <text:p text:style-name="P13"><text:tab/><text:tab/><text:tab/>Divide:</text:p>
      <text:p text:style-name="P13"><text:tab/><text:tab/><text:tab/><text:tab/>case (ExpresiónNiv2Rec<text:span text:style-name="T33">o</text:span>.tipoh)</text:p>
      <text:p text:style-name="P13"><text:tab/><text:tab/><text:tab/><text:tab/><text:tab/>float:</text:p>
      <text:p text:style-name="P13"><text:tab/><text:tab/><text:tab/><text:tab/><text:tab/><text:tab/>si(ExpresionNiv3.tipo = float)</text:p>
      <text:p text:style-name="P13"><text:tab/><text:tab/><text:tab/><text:tab/><text:tab/><text:tab/><text:tab/>ExpresiónNiv2Rec<text:span text:style-name="T33">o</text:span>.codPh || ExpresiónNiv3.codP || Div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33">o</text:span>.codPh || ExpresiónNiv3.codP || CastFloat || Div</text:p>
      <text:p text:style-name="P13"><text:tab/><text:tab/><text:tab/><text:tab/><text:tab/>entero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Rec<text:span text:style-name="T33">o</text:span>.codPh || CastFloat || ExpresiónNiv3.codP || Div</text:p>
      <text:p text:style-name="P13"><text:tab/><text:tab/><text:tab/><text:tab/><text:tab/><text:tab/>sino si (ExpresionNiv3 .tipo = natural)</text:p>
      <text:p text:style-name="P13"><text:tab/><text:tab/><text:tab/><text:tab/><text:tab/><text:tab/><text:tab/>ExpresiónNiv2Rec<text:span text:style-name="T33">o</text:span>.codPh || ExpresiónNiv3.codP || CastInt || Div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33">o</text:span>.codPh || ExpresiónNiv3.codP || Div</text:p>
      <text:p text:style-name="P13"><text:tab/><text:tab/><text:tab/><text:tab/><text:tab/>natural:</text:p>
      <text:p text:style-name="P13"><text:tab/><text:tab/><text:tab/><text:tab/><text:tab/><text:tab/>si (ExpresionNiv3 .tipo = float)</text:p>
      <text:p text:style-name="P13"><text:tab/><text:tab/><text:tab/><text:tab/><text:tab/><text:tab/><text:tab/>ExpresiónNiv2Rec<text:span text:style-name="T33">o</text:span>.codPh || CastFloat || ExpresiónNiv3.codP || Div</text:p>
      <text:p text:style-name="P13"><text:tab/><text:tab/><text:tab/><text:tab/><text:tab/><text:tab/>sino si (ExpresionNiv3 .tipo = entero)</text:p>
      <text:p text:style-name="P13"><text:tab/><text:tab/><text:tab/><text:tab/><text:tab/><text:tab/><text:tab/>ExpresiónNiv2Rec<text:span text:style-name="T33">o</text:span>.codPh || CastInt || ExpresiónNiv3.codP || <text:s/>Div</text:p>
      <text:p text:style-name="P13"><text:tab/><text:tab/><text:tab/><text:tab/><text:tab/><text:tab/>sino </text:p>
      <text:p text:style-name="P13"><text:tab/><text:tab/><text:tab/><text:tab/><text:tab/><text:tab/><text:tab/>ExpresiónNiv2Rec<text:span text:style-name="T33">o</text:span>.codPh || ExpresiónNiv3.codP || Div</text:p>
      <text:p text:style-name="P13"><text:tab/><text:tab/><text:tab/>Modulo:</text:p>
      <text:p text:style-name="P13"><text:tab/><text:tab/><text:tab/><text:tab/>ExpresiónNiv2Rec<text:span text:style-name="T33">o</text:span>.codPh || ExpresiónNiv3.codP || Mod</text:p>
      <text:p text:style-name="P13"><text:tab/><text:tab/><text:tab/>y:</text:p>
      <text:p text:style-name="P13"><text:tab/><text:tab/><text:tab/><text:tab/>ExpresiónNiv2Rec<text:span text:style-name="T33">o</text:span>.codPh || ExpresiónNiv3.codP || Y</text:p>
      <text:p text:style-name="P13"/>
      <text:p text:style-name="P13"><text:tab/>ExpresiónNiv2Rec<text:span text:style-name="T33">1</text:span>.codJh = </text:p>
      <text:p text:style-name="P13"><text:tab/><text:tab/>case(OpNiv2.op)</text:p>
      <text:p text:style-name="P13"><text:tab/><text:tab/><text:tab/>Multiplica:</text:p>
      <text:p text:style-name="P13"><text:tab/><text:tab/><text:tab/><text:tab/>si(ExpresiónNiv2Rec<text:span text:style-name="T33">o</text:span>.tipoh = float)</text:p>
      <text:p text:style-name="P13"><text:tab/><text:tab/><text:tab/><text:tab/><text:tab/>si(ExpresionNiv3.tipo = float)</text:p>
      <text:p text:style-name="P13"><text:tab/><text:tab/><text:tab/><text:tab/><text:tab/><text:tab/>ExpresiónNiv2Rec<text:span text:style-name="T33">o</text:span>.codJh || ExpresionNiv3.codJ || fmul</text:p>
      <text:p text:style-name="P13"><text:tab/><text:tab/><text:tab/><text:tab/><text:tab/>sino</text:p>
      <text:p text:style-name="P13"><text:tab/><text:tab/><text:tab/><text:tab/><text:tab/><text:tab/>ExpresiónNiv2Rec<text:span text:style-name="T33">o</text:span>.codJh || ExpresionNiv3.codJ || i2f || fmul</text:p>
      <text:p text:style-name="P13"><text:tab/><text:tab/><text:tab/><text:tab/>sino</text:p>
      <text:p text:style-name="P13"><text:tab/><text:tab/><text:tab/><text:tab/><text:tab/>si(ExpresionNiv3.tipo = float)</text:p>
      <text:p text:style-name="P13"><text:tab/><text:tab/><text:tab/><text:tab/><text:tab/><text:tab/>ExpresiónNiv2Rec<text:span text:style-name="T33">o</text:span>.codJh || i2f || ExpresionNiv3.codJ|| fmul</text:p>
      <text:p text:style-name="P13"><text:tab/><text:tab/><text:tab/><text:tab/><text:tab/>sino</text:p>
      <text:p text:style-name="P13"><text:tab/><text:tab/><text:tab/><text:tab/><text:tab/><text:tab/>ExpresiónNiv2Rec<text:span text:style-name="T33">o</text:span>.codJh || ExpresionNiv3.codJ|| imul</text:p>
      <text:p text:style-name="P13"><text:tab/><text:tab/><text:tab/>Divide:</text:p>
      <text:p text:style-name="P13"><text:tab/><text:tab/><text:tab/><text:tab/>si(ExpresiónNiv2Rec<text:span text:style-name="T33">o</text:span>.tipoh = float)</text:p>
      <text:p text:style-name="P13"><text:tab/><text:tab/><text:tab/><text:tab/><text:tab/>si(ExpresionNiv3.tipo = float)</text:p>
      <text:p text:style-name="P13"><text:tab/><text:tab/><text:tab/><text:tab/><text:tab/><text:tab/>ExpresiónNiv2Rec<text:span text:style-name="T33">o</text:span>.codJh || ExpresionNiv3.codJ || fdiv</text:p>
      <text:p text:style-name="P13"><text:tab/><text:tab/><text:tab/><text:tab/><text:tab/>sino</text:p>
      <text:p text:style-name="P13"><text:tab/><text:tab/><text:tab/><text:tab/><text:tab/><text:tab/>ExpresiónNiv2Rec<text:span text:style-name="T33">o</text:span>.codJh || ExpresionNiv3.codJ || i2f || fdiv</text:p>
      <text:p text:style-name="P13"><text:tab/><text:tab/><text:tab/><text:tab/>sino</text:p>
      <text:p text:style-name="P13"><text:tab/><text:tab/><text:tab/><text:tab/><text:tab/>si(ExpresionNiv3.tipo = float)</text:p>
      <text:p text:style-name="P13"><text:tab/><text:tab/><text:tab/><text:tab/><text:tab/><text:tab/>ExpresiónNiv2Rec<text:span text:style-name="T33">o</text:span>.codJh || i2f || ExpresionNiv3.codJ|| fdiv</text:p>
      <text:p text:style-name="P13"><text:tab/><text:tab/><text:tab/><text:tab/><text:tab/>sino</text:p>
      <text:p text:style-name="P13"><text:tab/><text:tab/><text:tab/><text:tab/><text:tab/><text:tab/>ExpresiónNiv2Rec<text:span text:style-name="T33">o</text:span>.codJh || ExpresionNiv3.codJ|| idiv</text:p>
      <text:p text:style-name="P13"><text:tab/><text:tab/><text:tab/>Modulo:</text:p>
      <text:p text:style-name="P13"><text:tab/><text:tab/><text:tab/><text:tab/>ExpresiónNiv2Rec<text:span text:style-name="T33">o</text:span>.codJh || ExpresiónNiv3.codJ || imod</text:p>
      <text:p text:style-name="P13"><text:tab/><text:tab/><text:tab/>y:</text:p>
      <text:p text:style-name="P13"><text:soft-page-break/><text:tab/><text:tab/><text:tab/><text:tab/>ExpresiónNiv2Rec<text:span text:style-name="T33">o</text:span>.codJh ||</text:p>
      <text:p text:style-name="P13"><text:tab/><text:tab/><text:tab/><text:tab/>ifeq +11 ||</text:p>
      <text:p text:style-name="P13"><text:tab/><text:tab/><text:tab/><text:tab/>ExpresiónNiv3.codJ ||</text:p>
      <text:p text:style-name="P13"><text:tab/><text:tab/><text:tab/><text:tab/>ifeq +7 ||</text:p>
      <text:p text:style-name="P13"><text:tab/><text:tab/><text:tab/><text:tab/>iconst_1 ||</text:p>
      <text:p text:style-name="P13"><text:tab/><text:tab/><text:tab/><text:tab/>goto +4 ||</text:p>
      <text:p text:style-name="P12"><text:tab/><text:tab/><text:tab/><text:tab/>iconst_0</text:p>
      <text:p text:style-name="P16"><text:tab/>}</text:p>
      <text:p text:style-name="P15"><text:tab/>ExpresiónNiv2Rec</text:p>
      <text:p text:style-name="P16"><text:tab/>{</text:p>
      <text:p text:style-name="P16"><text:tab/>ExpresionNiv2Rec<text:span text:style-name="T32">o</text:span>.tipo = ExpresionNiv2Rec<text:span text:style-name="T14">1</text:span>.tipo</text:p>
      <text:p text:style-name="P13"><text:tab/>ExpresiónNiv2Rec<text:span text:style-name="T33">o</text:span>.codP = ExpresiónNiv2Rec<text:span text:style-name="T33">1</text:span>.codP</text:p>
      <text:p text:style-name="P12"><text:tab/>ExpresiónNiv2Rec<text:span text:style-name="T32">o</text:span>.codJ = ExpresiónNiv2Rec<text:span text:style-name="T32">1</text:span>.codJ</text:p>
      <text:p text:style-name="P12"><text:tab/>}</text:p>
      <text:p text:style-name="P12"/>
      <text:p text:style-name="P12"/>
      <text:p text:style-name="P11">ExpresiónNiv3 → </text:p>
      <text:p text:style-name="P11"><text:tab/><text:span text:style-name="T2">{</text:span></text:p>
      <text:p text:style-name="P12"><text:tab/>ExpresiónNiv4.tsh = ExpresiónNiv3.tsh</text:p>
      <text:p text:style-name="P12"><text:tab/>ExpresiónNiv3Fact.tsh = ExpresiónNiv3.tsh</text:p>
      <text:p text:style-name="P12"><text:tab/>}</text:p>
      <text:p text:style-name="P11"><text:tab/>ExpresiónNiv4 </text:p>
      <text:p text:style-name="P11"><text:tab/><text:span text:style-name="T2">{</text:span></text:p>
      <text:p text:style-name="P12"><text:tab/>ExpresionNiv3Fact.tipoh = ExpresiónNiv4.tipo</text:p>
      <text:p text:style-name="P12"><text:tab/>ExpresiónNiv3Fact.codPh = ExpresiónNiv4.codP</text:p>
      <text:p text:style-name="P12"><text:tab/>ExpresiónNiv3Fact.codJh = ExpresiónNiv4.codJ</text:p>
      <text:p text:style-name="P12"><text:tab/>}</text:p>
      <text:p text:style-name="P11"><text:tab/>ExpresiónNiv3Fact</text:p>
      <text:p text:style-name="P16"><text:tab/>{</text:p>
      <text:p text:style-name="P12"><text:tab/>ExpresionNiv3.tipo = ExpresionNiv3Fact.tipo</text:p>
      <text:p text:style-name="P12"><text:tab/>ExpresiónNiv3.codP = ExpresiónNiv3Fact.codP</text:p>
      <text:p text:style-name="P12"><text:tab/>ExpresiónNiv3.codJ = ExpresiónNiv3Fact.codJ</text:p>
      <text:p text:style-name="P11"><text:tab/><text:span text:style-name="T2">}</text:span></text:p>
      <text:p text:style-name="P11">ExpresiónNiv3Fact → λ</text:p>
      <text:p text:style-name="P11"><text:tab/><text:span text:style-name="T2">{</text:span></text:p>
      <text:p text:style-name="P11"><text:tab/><text:span text:style-name="T2">ExpresionNiv3Fact.tipo = ExpresionNiv3Fact.tipoh</text:span></text:p>
      <text:p text:style-name="P12"><text:tab/>ExpresiónNiv3Fact.codP = ExpresiónNiv3Fact.codPh</text:p>
      <text:p text:style-name="P12"><text:tab/>ExpresiónNiv3Fact.codJ = ExpresiónNiv3Fact.codJh</text:p>
      <text:p text:style-name="P12"><text:tab/>}</text:p>
      <text:p text:style-name="P11"/>
      <text:p text:style-name="P11">ExpresiónNiv3Fact → </text:p>
      <text:p text:style-name="P11"><text:tab/>OpNiv3 </text:p>
      <text:p text:style-name="P11"><text:tab/><text:span text:style-name="T2">{</text:span></text:p>
      <text:p text:style-name="P12"><text:tab/>ExpresiónNiv3.tsh = ExpresiónNiv3Fact.tsh</text:p>
      <text:p text:style-name="P12"><text:tab/>}</text:p>
      <text:p text:style-name="P11"><text:tab/>ExpresiónNiv3</text:p>
      <text:p text:style-name="P11"><text:tab/><text:span text:style-name="T2">{</text:span></text:p>
      <text:p text:style-name="P15"><text:tab/><text:span text:style-name="T2">ExpresionNiv3Fact.tipo = </text:span></text:p>
      <text:p text:style-name="P16"><text:tab/><text:tab/>si (ExpresionNiv3Fact.tipoh = error v ExpresionNiv3.tipo = error v</text:p>
      <text:p text:style-name="P16"><text:s text:c="33"/>ExpresionNiv3Fact.tipoh =/= natural v ExpresionNiv3.tipo =/= natural)</text:p>
      <text:p text:style-name="P16"><text:tab/><text:tab/> <text:s text:c="6"/>error</text:p>
      <text:p text:style-name="P12"><text:tab/><text:tab/>sino natural</text:p>
      <text:p text:style-name="P11"/>
      <text:p text:style-name="P13"><text:tab/>ExpresiónNiv3Fact.codP = </text:p>
      <text:p text:style-name="P14"><text:tab/><text:tab/>case (OpNiv3.op)</text:p>
      <text:p text:style-name="P14"><text:tab/><text:tab/><text:tab/>shl:</text:p>
      <text:p text:style-name="P14"><text:tab/><text:tab/><text:tab/><text:tab/><text:span text:style-name="T11">ExpresiónNiv3Fact.codPh || ExpresiónNiv3.codP || shl</text:span></text:p>
      <text:p text:style-name="P14"><text:soft-page-break/><text:tab/><text:tab/><text:tab/>shr:</text:p>
      <text:p text:style-name="P14"><text:tab/><text:tab/><text:tab/><text:tab/><text:span text:style-name="T11">ExpresiónNiv3Fact.codPh || ExpresiónNiv3.codP || shr</text:span></text:p>
      <text:p text:style-name="P13"/>
      <text:p text:style-name="P13"><text:tab/>ExpresiónNiv3Fact.codJ = </text:p>
      <text:p text:style-name="P14"><text:tab/><text:tab/>case (OpNiv3.op)</text:p>
      <text:p text:style-name="P14"><text:tab/><text:tab/><text:tab/>shl:</text:p>
      <text:p text:style-name="P14"><text:tab/><text:tab/><text:tab/><text:tab/><text:span text:style-name="T11">ExpresiónNiv3Fact.codJh || ExpresiónNiv3.codJ|| ishl</text:span></text:p>
      <text:p text:style-name="P14"><text:tab/><text:tab/><text:tab/>shr:</text:p>
      <text:p text:style-name="P12"><text:tab/><text:tab/><text:tab/><text:tab/>ExpresiónNiv3Fact.codJh || ExpresiónNiv3.codJ || ishr</text:p>
      <text:p text:style-name="P12"><text:tab/>}</text:p>
      <text:p text:style-name="P12"/>
      <text:p text:style-name="P15">ExpresiónNiv4 → </text:p>
      <text:p text:style-name="P15"><text:tab/>OpNiv4 </text:p>
      <text:p text:style-name="P16"><text:tab/>{ExpresionNiv4<text:span text:style-name="T30">1</text:span>.tsh = ExpresionNiv4<text:span text:style-name="T30">o</text:span>.tsh}</text:p>
      <text:p text:style-name="P15"><text:tab/>ExpresiónNiv4</text:p>
      <text:p text:style-name="P15"><text:tab/><text:span text:style-name="T2">{</text:span></text:p>
      <text:p text:style-name="P15"><text:tab/><text:span text:style-name="T2">ExpresionNiv4</text:span><text:span text:style-name="T31">o</text:span><text:span text:style-name="T2">.tipo = </text:span></text:p>
      <text:p text:style-name="P16"><text:tab/><text:tab/>si (ExpresionNiv4<text:span text:style-name="T30">1</text:span>.tipo = error)</text:p>
      <text:p text:style-name="P16"><text:tab/><text:tab/> <text:s text:c="9"/>error</text:p>
      <text:p text:style-name="P16"><text:tab/><text:tab/>sino case (OpNiv4.op)</text:p>
      <text:p text:style-name="P16"><text:tab/><text:tab/><text:tab/>no: </text:p>
      <text:p text:style-name="P16"><text:tab/><text:tab/><text:tab/> <text:s text:c="8"/>si (ExpresionNiv4<text:span text:style-name="T30">1</text:span>.tipo=boolean)</text:p>
      <text:p text:style-name="P16"><text:tab/><text:tab/><text:tab/><text:tab/> <text:s text:c="3"/>boolean</text:p>
      <text:p text:style-name="P16"><text:tab/><text:tab/><text:tab/> <text:s text:c="8"/>sino <text:s text:c="2"/>error</text:p>
      <text:p text:style-name="P16"><text:tab/><text:tab/><text:tab/>menos:</text:p>
      <text:p text:style-name="P16"><text:tab/><text:tab/><text:tab/> <text:s text:c="8"/>si (ExpresionNiv4<text:span text:style-name="T30">1</text:span>.tipo=float)</text:p>
      <text:p text:style-name="P16"><text:tab/><text:tab/><text:tab/><text:tab/> <text:s text:c="3"/>float</text:p>
      <text:p text:style-name="P16"><text:tab/><text:tab/><text:tab/> <text:s text:c="8"/>sino si (ExpresionNiv4<text:span text:style-name="T30">1</text:span>.tipo=integer v ExpresionNiv4<text:span text:style-name="T30">1</text:span>.tipo = natural)</text:p>
      <text:p text:style-name="P16"><text:tab/><text:tab/><text:tab/><text:tab/><text:tab/>integer</text:p>
      <text:p text:style-name="P16"><text:tab/><text:tab/><text:tab/><text:tab/> <text:s text:c="2"/>sino error</text:p>
      <text:p text:style-name="P16"><text:tab/><text:tab/><text:tab/>cast-float:</text:p>
      <text:p text:style-name="P16"><text:tab/><text:tab/><text:tab/> <text:s text:c="8"/>si (ExpresionNiv4<text:span text:style-name="T30">1</text:span>.tipo=/=boolean)</text:p>
      <text:p text:style-name="P16"><text:tab/><text:tab/><text:tab/><text:tab/> <text:s text:c="3"/>float</text:p>
      <text:p text:style-name="P16"><text:tab/><text:tab/><text:tab/> <text:s text:c="8"/>sino error</text:p>
      <text:p text:style-name="P16"><text:tab/><text:tab/><text:tab/>cast-int:</text:p>
      <text:p text:style-name="P16"><text:tab/><text:tab/><text:tab/> <text:s text:c="8"/>si (ExpresionNiv4<text:span text:style-name="T30">1</text:span>.tipo=/=boolean)</text:p>
      <text:p text:style-name="P16"><text:tab/><text:tab/><text:tab/><text:tab/> <text:s text:c="3"/>float</text:p>
      <text:p text:style-name="P16"><text:tab/><text:tab/><text:tab/> <text:s text:c="8"/>sino error</text:p>
      <text:p text:style-name="P16"><text:tab/><text:tab/><text:tab/>cast-nat:</text:p>
      <text:p text:style-name="P16"><text:tab/><text:tab/> <text:s text:c="2"/><text:tab/> <text:s text:c="8"/>si (ExpresionNiv4<text:span text:style-name="T30">1</text:span>.tipo=natural v ExpresionNiv4<text:span text:style-name="T30">1</text:span>.tipo=character)</text:p>
      <text:p text:style-name="P16"><text:tab/><text:tab/><text:tab/><text:tab/> <text:s text:c="2"/>natural</text:p>
      <text:p text:style-name="P16"><text:tab/><text:tab/><text:tab/> <text:s text:c="8"/>sino error</text:p>
      <text:p text:style-name="P16"><text:tab/><text:tab/><text:tab/>cast-char:</text:p>
      <text:p text:style-name="P16"><text:tab/><text:tab/><text:tab/> <text:s text:c="8"/>si (ExpresionNiv4<text:span text:style-name="T30">1</text:span>.tipo=natural v ExpresionNiv4<text:span text:style-name="T30">1</text:span>.tipo=character)</text:p>
      <text:p text:style-name="P16"><text:tab/><text:tab/><text:tab/><text:tab/> <text:s text:c="2"/>character</text:p>
      <text:p text:style-name="P16"><text:tab/><text:tab/><text:tab/> <text:s text:c="8"/>sino error</text:p>
      <text:p text:style-name="P16"/>
      <text:p text:style-name="P15"/>
      <text:p text:style-name="P13"><text:tab/>ExpresiónNiv4<text:span text:style-name="T31">o</text:span>.codP = </text:p>
      <text:p text:style-name="P13"><text:tab/><text:tab/>case (OpNiv4.op)</text:p>
      <text:p text:style-name="P13"><text:tab/><text:tab/><text:tab/>no:</text:p>
      <text:p text:style-name="P13"><text:tab/><text:tab/><text:tab/><text:tab/>ExpresiónNiv4<text:span text:style-name="T31">1</text:span>.codP || no</text:p>
      <text:p text:style-name="P13"><text:tab/><text:tab/><text:tab/>negativo:</text:p>
      <text:p text:style-name="P13"><text:tab/><text:tab/><text:tab/><text:tab/>ExpresiónNiv4<text:span text:style-name="T31">1</text:span>.codP || negativo</text:p>
      <text:p text:style-name="P13"><text:tab/><text:tab/><text:tab/>cast-float:</text:p>
      <text:p text:style-name="P13"><text:tab/><text:tab/><text:tab/><text:tab/>ExpresiónNiv4<text:span text:style-name="T31">1</text:span>.codP || CastFloat</text:p>
      <text:p text:style-name="P13"><text:tab/><text:tab/><text:tab/>cast-int:</text:p>
      <text:p text:style-name="P13"><text:soft-page-break/><text:tab/><text:tab/><text:tab/><text:tab/>ExpresiónNiv4<text:span text:style-name="T31">1</text:span>.codP || CastInt</text:p>
      <text:p text:style-name="P13"><text:tab/><text:tab/><text:tab/>cast-nat:</text:p>
      <text:p text:style-name="P13"><text:tab/><text:tab/><text:tab/><text:tab/>ExpresiónNiv4<text:span text:style-name="T31">1.</text:span>codP || CastNat</text:p>
      <text:p text:style-name="P13"><text:tab/><text:tab/><text:tab/>cast-char:</text:p>
      <text:p text:style-name="P13"><text:tab/><text:tab/><text:tab/><text:tab/>ExpresiónNiv4<text:span text:style-name="T31">1</text:span>.codP || CastChar</text:p>
      <text:p text:style-name="P13"><text:tab/></text:p>
      <text:p text:style-name="P13"><text:tab/>ExpresiónNiv4<text:span text:style-name="T31">o</text:span>.codJ = </text:p>
      <text:p text:style-name="P13"><text:tab/><text:tab/>case (OpNiv4.op)</text:p>
      <text:p text:style-name="P13"><text:tab/><text:tab/><text:tab/>no:</text:p>
      <text:p text:style-name="P13"><text:tab/><text:tab/><text:tab/><text:tab/>ExpresiónNiv4<text:span text:style-name="T31">1</text:span>.codJ ||</text:p>
      <text:p text:style-name="P13"><text:tab/><text:tab/><text:tab/><text:tab/>ifeq +7 ||</text:p>
      <text:p text:style-name="P13"><text:tab/><text:tab/><text:tab/><text:tab/>iconst_0 ||</text:p>
      <text:p text:style-name="P13"><text:tab/><text:tab/><text:tab/><text:tab/>goto +4 || </text:p>
      <text:p text:style-name="P13"><text:tab/><text:tab/><text:tab/><text:tab/>iconst_1</text:p>
      <text:p text:style-name="P13"><text:tab/><text:tab/><text:tab/>negativo:</text:p>
      <text:p text:style-name="P13"><text:tab/><text:tab/><text:tab/><text:tab/>case (ExpresionNiv4<text:span text:style-name="T31">1</text:span>.tipo)</text:p>
      <text:p text:style-name="P13"><text:tab/><text:tab/><text:tab/><text:tab/><text:tab/>entero:</text:p>
      <text:p text:style-name="P13"><text:tab/><text:tab/><text:tab/><text:tab/><text:tab/><text:tab/>ExpresiónNiv4<text:span text:style-name="T31">1</text:span>.codJ || ineg</text:p>
      <text:p text:style-name="P13"><text:tab/><text:tab/><text:tab/><text:tab/><text:tab/>float:</text:p>
      <text:p text:style-name="P13"><text:tab/><text:tab/><text:tab/><text:tab/><text:tab/><text:tab/>ExpresiónNiv4<text:span text:style-name="T31">1</text:span>.codJ || fneg</text:p>
      <text:p text:style-name="P13"><text:tab/><text:tab/><text:tab/>cast-float:</text:p>
      <text:p text:style-name="P13"><text:tab/><text:tab/><text:tab/><text:tab/>case (ExpresionNiv4<text:span text:style-name="T31">1</text:span>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<text:span text:style-name="T31">1</text:span>.codJ || i2f</text:p>
      <text:p text:style-name="P13"><text:tab/><text:tab/><text:tab/><text:tab/><text:tab/>float:</text:p>
      <text:p text:style-name="P13"><text:tab/><text:tab/><text:tab/><text:tab/><text:tab/><text:tab/>ExpresiónNiv4<text:span text:style-name="T31">1</text:span>.codJ</text:p>
      <text:p text:style-name="P13"><text:tab/><text:tab/><text:tab/>cast-int:</text:p>
      <text:p text:style-name="P13"><text:tab/><text:tab/><text:tab/><text:tab/>case (ExpresionNiv4<text:span text:style-name="T31">1</text:span>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<text:span text:style-name="T31">1</text:span>.codJ</text:p>
      <text:p text:style-name="P13"><text:tab/><text:tab/><text:tab/><text:tab/><text:tab/>float:</text:p>
      <text:p text:style-name="P13"><text:tab/><text:tab/><text:tab/><text:tab/><text:tab/><text:tab/>ExpresiónNiv4<text:span text:style-name="T31">1</text:span>.codJ || f2i</text:p>
      <text:p text:style-name="P13"><text:tab/><text:tab/><text:tab/>cast-nat:</text:p>
      <text:p text:style-name="P13"><text:tab/><text:tab/><text:tab/><text:tab/>case (ExpresionNiv4<text:span text:style-name="T31">1</text:span>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<text:span text:style-name="T31">1</text:span>.codJ</text:p>
      <text:p text:style-name="P13"><text:tab/><text:tab/><text:tab/><text:tab/><text:tab/>float:</text:p>
      <text:p text:style-name="P13"><text:tab/><text:tab/><text:tab/><text:tab/><text:tab/><text:tab/>ExpresiónNiv4<text:span text:style-name="T31">1</text:span>.codJ || f2i</text:p>
      <text:p text:style-name="P13"><text:tab/><text:tab/><text:tab/>cast-char:</text:p>
      <text:p text:style-name="P13"><text:tab/><text:tab/><text:tab/><text:tab/>case (ExpresionNiv4<text:span text:style-name="T31">1</text:span>.tipo)</text:p>
      <text:p text:style-name="P13"><text:tab/><text:tab/><text:tab/><text:tab/><text:tab/>character:</text:p>
      <text:p text:style-name="P13"><text:tab/><text:tab/><text:tab/><text:tab/><text:tab/>natural:</text:p>
      <text:p text:style-name="P13"><text:tab/><text:tab/><text:tab/><text:tab/><text:tab/>entero:</text:p>
      <text:p text:style-name="P13"><text:tab/><text:tab/><text:tab/><text:tab/><text:tab/><text:tab/>ExpresiónNiv4<text:span text:style-name="T31">1</text:span>.codJ</text:p>
      <text:p text:style-name="P13"><text:tab/><text:tab/><text:tab/><text:tab/><text:tab/>float:</text:p>
      <text:p text:style-name="P13"><text:tab/><text:tab/><text:tab/><text:tab/><text:tab/><text:tab/>ExpresiónNiv4<text:span text:style-name="T31">1</text:span>.codJ || f2i</text:p>
      <text:p text:style-name="P13"><text:tab/>}</text:p>
      <text:p text:style-name="P13"/>
      <text:p text:style-name="P15">ExpresiónNiv4 → </text:p>
      <text:p text:style-name="P16"><text:tab/>{Expresion.tsh = ExpresionNiv4.tsh}</text:p>
      <text:p text:style-name="P15"><text:tab/>| Expresión |</text:p>
      <text:p text:style-name="P15"><text:soft-page-break/><text:tab/><text:span text:style-name="T2">{</text:span></text:p>
      <text:p text:style-name="P15"><text:tab/><text:span text:style-name="T2">ExpresionNiv4.tipo = </text:span></text:p>
      <text:p text:style-name="P16"><text:tab/><text:tab/>si (Expresion.tipo = error v Expresion.tipo=boolean v Expresion.tipo=character)</text:p>
      <text:p text:style-name="P16"><text:tab/><text:tab/> <text:s text:c="9"/>error</text:p>
      <text:p text:style-name="P16"><text:tab/><text:tab/>sino si (Expresion.tipo = float)</text:p>
      <text:p text:style-name="P16"><text:tab/><text:tab/><text:tab/>float</text:p>
      <text:p text:style-name="P16"><text:tab/><text:tab/>sino si (Expresion.tipo = natural v Expresion.tipo = integer)</text:p>
      <text:p text:style-name="P16"><text:tab/><text:tab/><text:tab/>natural</text:p>
      <text:p text:style-name="P16"><text:tab/><text:tab/>sino error</text:p>
      <text:p text:style-name="P16"><text:tab/></text:p>
      <text:p text:style-name="P15"/>
      <text:p text:style-name="P13"><text:tab/>ExpresiónNiv4.codP = Expresión.codP || abs</text:p>
      <text:p text:style-name="P13"><text:tab/>ExpresionNiv4.codJ = </text:p>
      <text:p text:style-name="P13"><text:tab/><text:tab/>case (Expresion.tipo)</text:p>
      <text:p text:style-name="P13"><text:tab/><text:tab/><text:tab/>float:</text:p>
      <text:p text:style-name="P13"><text:tab/><text:tab/><text:tab/><text:tab/>Expresion.codJ ||</text:p>
      <text:p text:style-name="P13"><text:tab/><text:tab/><text:tab/><text:tab/>dup ||</text:p>
      <text:p text:style-name="P13"><text:tab/><text:tab/><text:tab/><text:tab/>fconst_0 ||</text:p>
      <text:p text:style-name="P13"><text:tab/><text:tab/><text:tab/><text:tab/>fcmpg ||</text:p>
      <text:p text:style-name="P13"><text:tab/><text:tab/><text:tab/><text:tab/>ifge +4</text:p>
      <text:p text:style-name="P13"><text:tab/><text:tab/><text:tab/><text:tab/>fneg</text:p>
      <text:p text:style-name="P13"><text:tab/><text:tab/><text:tab/>otro:</text:p>
      <text:p text:style-name="P13"><text:tab/><text:tab/><text:tab/><text:tab/>Expresion.codJ ||</text:p>
      <text:p text:style-name="P13"><text:tab/><text:tab/><text:tab/><text:tab/>dup ||</text:p>
      <text:p text:style-name="P13"><text:tab/><text:tab/><text:tab/><text:tab/>ifge +4</text:p>
      <text:p text:style-name="P13"><text:tab/><text:tab/><text:tab/><text:tab/>fneg</text:p>
      <text:p text:style-name="P13"><text:tab/>}</text:p>
      <text:p text:style-name="P17"/>
      <text:p text:style-name="P15">ExpresiónNiv4 → </text:p>
      <text:p text:style-name="P15"><text:tab/><text:span text:style-name="T2">{</text:span><text:span text:style-name="T13">Expresion.tsh = ExpresionNiv4.tsh</text:span><text:span text:style-name="T2">}</text:span></text:p>
      <text:p text:style-name="P15"><text:tab/>( Expresión )</text:p>
      <text:p text:style-name="P15"><text:tab/><text:span text:style-name="T2">{</text:span></text:p>
      <text:p text:style-name="P16"><text:tab/>ExpresionNiv4.tipo = Expresion.tipo</text:p>
      <text:p text:style-name="P13"><text:tab/>ExpresiónNiv4.codP = Expresión.codP</text:p>
      <text:p text:style-name="P13"><text:tab/>ExpresionNiv4.codJ = Literal.codJ</text:p>
      <text:p text:style-name="P13"><text:tab/>}</text:p>
      <text:p text:style-name="P13"/>
      <text:p text:style-name="P15">ExpresiónNiv4 → </text:p>
      <text:p text:style-name="P15"><text:tab/><text:span text:style-name="T2">{Literal.tsh = ExpresiónNiv4.tsh}</text:span></text:p>
      <text:p text:style-name="P15"><text:tab/>Literal</text:p>
      <text:p text:style-name="P15"><text:tab/><text:span text:style-name="T2">{</text:span></text:p>
      <text:p text:style-name="P15"><text:span text:style-name="T11"><text:tab/></text:span><text:span text:style-name="T13">Expresion.tipo = Literal.tipo</text:span></text:p>
      <text:p text:style-name="P13"><text:tab/>ExpresiónNiv4.codP = Literal.codP</text:p>
      <text:p text:style-name="P12"><text:tab/>ExpresionNiv4.codJ = Literal.codJ</text:p>
      <text:p text:style-name="P12"><text:tab/>}</text:p>
      <text:p text:style-name="P12"/>
      <text:p text:style-name="P15">Literal → id</text:p>
      <text:p text:style-name="P15"><text:tab/><text:span text:style-name="T2">{</text:span></text:p>
      <text:p text:style-name="P15"><text:tab/><text:span text:style-name="T2">Literal.tipo = Literal.tsh[id.lex].tipo</text:span></text:p>
      <text:p text:style-name="P13"><text:tab/>Literal.codP = apila-dir Literal.tsh[id.lex].dir</text:p>
      <text:p text:style-name="P13"><text:tab/>Literal.codJ = case(Literal.tsh[id.lex].tipo)</text:p>
      <text:p text:style-name="P13"><text:tab/><text:tab/>boolean:</text:p>
      <text:p text:style-name="P13"><text:tab/><text:tab/><text:tab/>i2b || iload <text:s/>Literal.tsh[id.lex].dir</text:p>
      <text:p text:style-name="P13"><text:tab/><text:tab/>tCha:</text:p>
      <text:p text:style-name="P13"><text:tab/><text:tab/><text:tab/>i2c || iload <text:s/>Literal.tsh[id.lex].dir</text:p>
      <text:p text:style-name="P13"><text:tab/><text:tab/>natural:</text:p>
      <text:p text:style-name="P13"><text:tab/><text:tab/>entero:</text:p>
      <text:p text:style-name="P13"><text:soft-page-break/><text:tab/><text:tab/><text:tab/>iload <text:s/>Literal.tsh[id.lex].dir</text:p>
      <text:p text:style-name="P13"><text:tab/><text:tab/>float:</text:p>
      <text:p text:style-name="P12"><text:tab/><text:tab/><text:tab/>fload <text:s/>Literal.tsh[id.lex].dir</text:p>
      <text:p text:style-name="P12"><text:tab/>}</text:p>
      <text:p text:style-name="P15">Literal → litNat</text:p>
      <text:p text:style-name="P15"><text:tab/><text:span text:style-name="T2">{</text:span></text:p>
      <text:p text:style-name="P15"><text:tab/><text:span text:style-name="T2">Literal.tipo = natural</text:span></text:p>
      <text:p text:style-name="P13"><text:tab/>Literal.codP = apila getValor(litNat.lex)</text:p>
      <text:p text:style-name="P12"><text:tab/>Literal.codJ = iconst getValor(litNat.lex))</text:p>
      <text:p text:style-name="P12"><text:tab/>}</text:p>
      <text:p text:style-name="P15">Literal → litFlo</text:p>
      <text:p text:style-name="P15"><text:tab/><text:span text:style-name="T2">{</text:span></text:p>
      <text:p text:style-name="P15"><text:tab/><text:span text:style-name="T2">Literal.tipo = float</text:span></text:p>
      <text:p text:style-name="P13"><text:tab/>Literal.codP = apila getValor(litFlo.lex)</text:p>
      <text:p text:style-name="P12"><text:tab/>Literal.codJ = fconst getValor(litFlo.lex))</text:p>
      <text:p text:style-name="P12"><text:tab/>}</text:p>
      <text:p text:style-name="P15">Literal → litTrue</text:p>
      <text:p text:style-name="P15"><text:tab/><text:span text:style-name="T2">{</text:span></text:p>
      <text:p text:style-name="P16"><text:tab/>Literal.tipo = boolean<text:tab/></text:p>
      <text:p text:style-name="P13"><text:tab/>Literal.codP = apila true</text:p>
      <text:p text:style-name="P12"><text:tab/>Literal.codJ = iconst 1</text:p>
      <text:p text:style-name="P12"><text:tab/>}</text:p>
      <text:p text:style-name="P15">Literal → litFalse</text:p>
      <text:p text:style-name="P15"><text:tab/><text:span text:style-name="T2">{</text:span></text:p>
      <text:p text:style-name="P16"><text:tab/>Literal.tipo = boolean<text:tab/></text:p>
      <text:p text:style-name="P13"><text:tab/>Literal.codP = apila false</text:p>
      <text:p text:style-name="P12"><text:tab/>Literal.codJ = iconst 0</text:p>
      <text:p text:style-name="P12"><text:tab/>}</text:p>
      <text:p text:style-name="P15">Literal → litCha</text:p>
      <text:p text:style-name="P11"><text:tab/><text:span text:style-name="T2">{</text:span></text:p>
      <text:p text:style-name="P12"><text:tab/>Literal.tipo = character</text:p>
      <text:p text:style-name="P13"><text:tab/>Literal.codP = apila getValor(litCha.lex)</text:p>
      <text:p text:style-name="P12"><text:tab/>Literal.codJ = iconst getValor(litCha.lex))</text:p>
      <text:p text:style-name="P12"><text:tab/>}</text:p>
      <text:p text:style-name="P12"/>
      <text:p text:style-name="P15">OpNiv0 → &lt;</text:p>
      <text:p text:style-name="P15"><text:tab/><text:span text:style-name="T2">{OpNiv0.op = menor}</text:span></text:p>
      <text:p text:style-name="P15">OpNiv0 → &gt;<text:tab/></text:p>
      <text:p text:style-name="P15"><text:tab/><text:span text:style-name="T2">{OpNiv0.op = mayor}</text:span></text:p>
      <text:p text:style-name="P15">OpNiv0 → &lt;=</text:p>
      <text:p text:style-name="P15"><text:tab/><text:span text:style-name="T2">{OpNiv0.op = menor-ig}</text:span></text:p>
      <text:p text:style-name="P15">OpNiv0 → &gt;=</text:p>
      <text:p text:style-name="P15"><text:tab/><text:span text:style-name="T2">{OpNiv0.op = mayor-ig}</text:span></text:p>
      <text:p text:style-name="P15">OpNiv0 → =</text:p>
      <text:p text:style-name="P15"><text:tab/><text:span text:style-name="T2">{OpNiv0.op = igual}</text:span></text:p>
      <text:p text:style-name="P15">OpNiv0 → =/=</text:p>
      <text:p text:style-name="P15"><text:tab/><text:span text:style-name="T2">{OpNiv0.op = no-igual}</text:span></text:p>
      <text:p text:style-name="P15">OpNiv1 → +</text:p>
      <text:p text:style-name="P15"><text:tab/><text:span text:style-name="T2">{OpNiv1.op = suma}</text:span></text:p>
      <text:p text:style-name="P15">OpNiv1 → -</text:p>
      <text:p text:style-name="P15"><text:tab/><text:span text:style-name="T2">{OpNiv1.op = resta}</text:span></text:p>
      <text:p text:style-name="P15">OpNiv1 → or</text:p>
      <text:p text:style-name="P15"><text:tab/><text:span text:style-name="T2">{OpNiv1.op = o}</text:span></text:p>
      <text:p text:style-name="P15">OpNiv2 → *</text:p>
      <text:p text:style-name="P15"><text:tab/><text:span text:style-name="T2">{OpNiv2.op = multiplica}</text:span></text:p>
      <text:p text:style-name="P15">OpNiv2 → /</text:p>
      <text:p text:style-name="P15"><text:tab/><text:span text:style-name="T2">{OpNiv2.op = divide}</text:span></text:p>
      <text:p text:style-name="P15"><text:soft-page-break/>OpNiv2 → %</text:p>
      <text:p text:style-name="P15"><text:tab/><text:span text:style-name="T2">{OpNiv2.op = modulo}</text:span></text:p>
      <text:p text:style-name="P15">OpNiv2 → and</text:p>
      <text:p text:style-name="P15"><text:tab/><text:span text:style-name="T2">{OpNiv2.op = y}</text:span></text:p>
      <text:p text:style-name="P7">OpNiv3 → &gt;&gt;</text:p>
      <text:p text:style-name="P7"><text:tab/><text:span text:style-name="T2">{OpNiv3.op = shl}</text:span></text:p>
      <text:p text:style-name="P7">OpNiv3 → &lt;&lt;</text:p>
      <text:p text:style-name="P7"><text:tab/><text:span text:style-name="T2">{OpNiv3.op = shr}</text:span></text:p>
      <text:p text:style-name="P7">OpNiv4 → not</text:p>
      <text:p text:style-name="P7"><text:tab/><text:span text:style-name="T2">{OpNiv4.op = no}</text:span></text:p>
      <text:p text:style-name="P7">OpNiv4 → -</text:p>
      <text:p text:style-name="P7"><text:tab/><text:span text:style-name="T2">{OpNiv4.op = menos}</text:span></text:p>
      <text:p text:style-name="P7">OpNiv4 → (float)</text:p>
      <text:p text:style-name="P7"><text:tab/><text:span text:style-name="T2">{OpNiv4.op = cast-float}</text:span></text:p>
      <text:p text:style-name="P7">OpNiv4 → (int)</text:p>
      <text:p text:style-name="P7"><text:tab/><text:span text:style-name="T2">{OpNiv4.op = cast-int}</text:span></text:p>
      <text:p text:style-name="P7">OpNiv4 → (nat)</text:p>
      <text:p text:style-name="P7"><text:tab/><text:span text:style-name="T2">{OpNiv4.op = cast-nat}</text:span></text:p>
      <text:p text:style-name="P7">OpNiv4 → (char)</text:p>
      <text:p text:style-name="P12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5T23:20:50</meta:creation-date>
    <dc:date>2010-05-10T16:09:10</dc:date>
    <meta:editing-duration>PT10H39M24S</meta:editing-duration>
    <meta:editing-cycles>31</meta:editing-cycles>
    <meta:generator>OpenOffice.org/3.2$Linux OpenOffice.org_project/320m21$Build-9319</meta:generator>
    <dc:creator>Hector </dc:creator>
    <meta:document-statistic meta:table-count="0" meta:image-count="0" meta:object-count="0" meta:page-count="28" meta:paragraph-count="1301" meta:word-count="3602" meta:character-count="36036"/>
  </office:meta>
</office:document-meta>
</file>